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B0000002D4823044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6.866cm" fo:margin-left="0.16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4.397cm"/>
    </style:style>
    <style:style style:name="Tabla1.B" style:family="table-column">
      <style:table-column-properties style:column-width="11.007cm"/>
    </style:style>
    <style:style style:name="Tabla1.C" style:family="table-column">
      <style:table-column-properties style:column-width="1.462cm"/>
    </style:style>
    <style:style style:name="Tabla1.A1" style:family="table-cell">
      <style:table-cell-properties fo:padding="0.097cm" fo:border-left="0.5pt solid #000000" fo:border-right="none" fo:border-top="0.5pt solid #000000" fo:border-bottom="none"/>
    </style:style>
    <style:style style:name="Tabla1.C1" style:family="table-cell">
      <style:table-cell-properties fo:padding="0.097cm" fo:border-left="0.5pt solid #000000" fo:border-right="0.5pt solid #000000" fo:border-top="0.5pt solid #000000" fo:border-bottom="none"/>
    </style:style>
    <style:style style:name="Tabla1.2" style:family="table-row">
      <style:table-row-properties fo:background-color="transparent" fo:keep-together="auto">
        <style:background-image/>
      </style:table-row-properties>
    </style:style>
    <style:style style:name="Tabla1.A2" style:family="table-cell">
      <style:table-cell-properties style:vertical-align="" fo:background-color="#dedce6" style:border-line-width-left="0.028cm 0.028cm 0.028cm" style:border-line-width-top="0.028cm 0.028cm 0.028cm" fo:padding="0.097cm" fo:border-left="2.4pt double #000000" fo:border-right="none" fo:border-top="2.4pt double #000000" fo:border-bottom="none" style:writing-mode="page">
        <style:background-image/>
      </style:table-cell-properties>
    </style:style>
    <style:style style:name="Tabla1.B2" style:family="table-cell">
      <style:table-cell-properties style:vertical-align="" fo:background-color="#dedce6" style:border-line-width-left="0.028cm 0.028cm 0.028cm" style:border-line-width-top="0.028cm 0.028cm 0.028cm" style:border-line-width-bottom="0.028cm 0.028cm 0.028cm" fo:padding="0.097cm" fo:border-left="2.4pt double #000000" fo:border-right="none" fo:border-top="2.4pt double #000000" fo:border-bottom="2.4pt double #000000" style:writing-mode="page">
        <style:background-image/>
      </style:table-cell-properties>
    </style:style>
    <style:style style:name="Tabla1.C2" style:family="table-cell">
      <style:table-cell-properties style:vertical-align="" fo:background-color="#cccccc" style:border-line-width="0.028cm 0.028cm 0.028cm" fo:padding="0.097cm" fo:border="2.4pt double #000000" style:writing-mode="page">
        <style:background-image/>
      </style:table-cell-properties>
    </style:style>
    <style:style style:name="Tabla1.A3" style:family="table-cell">
      <style:table-cell-properties style:vertical-align="" fo:background-color="#dedce6" style:border-line-width-left="0.028cm 0.028cm 0.028cm" fo:padding="0.097cm" fo:border-left="2.4pt double #000000" fo:border-right="none" fo:border-top="none" fo:border-bottom="none" style:writing-mode="page">
        <style:background-image/>
      </style:table-cell-properties>
    </style:style>
    <style:style style:name="Tabla1.B3" style:family="table-cell">
      <style:table-cell-properties style:vertical-align="" fo:background-color="#dedce6" style:border-line-width-left="0.028cm 0.028cm 0.028cm" style:border-line-width-bottom="0.028cm 0.028cm 0.028cm" fo:padding="0.097cm" fo:border-left="2.4pt double #000000" fo:border-right="none" fo:border-top="none" fo:border-bottom="2.4pt double #000000" style:writing-mode="page">
        <style:background-image/>
      </style:table-cell-properties>
    </style:style>
    <style:style style:name="Tabla1.C3" style:family="table-cell">
      <style:table-cell-properties style:vertical-align="" fo:background-color="#cccccc" style:border-line-width-left="0.028cm 0.028cm 0.028cm" style:border-line-width-right="0.028cm 0.028cm 0.028cm" style:border-line-width-bottom="0.028cm 0.028cm 0.028cm" fo:padding="0.097cm" fo:border-left="2.4pt double #000000" fo:border-right="2.4pt double #000000" fo:border-top="none" fo:border-bottom="2.4pt double #000000" style:writing-mode="page">
        <style:background-image/>
      </style:table-cell-properties>
    </style:style>
    <style:style style:name="Tabla1.6" style:family="table-row">
      <style:table-row-properties style:min-row-height="0.191cm" fo:background-color="transparent" fo:keep-together="auto">
        <style:background-image/>
      </style:table-row-properties>
    </style:style>
    <style:style style:name="Tabla1.C6" style:family="table-cell">
      <style:table-cell-properties style:vertical-align="" fo:background-color="#dedce6" style:border-line-width-left="0.028cm 0.028cm 0.028cm" style:border-line-width-right="0.028cm 0.028cm 0.028cm" fo:padding="0.097cm" fo:border-left="2.4pt double #000000" fo:border-right="2.4pt double #000000" fo:border-top="none" fo:border-bottom="none" style:writing-mode="page">
        <style:background-image/>
      </style:table-cell-properties>
    </style:style>
    <style:style style:name="Tabla1.7" style:family="table-row">
      <style:table-row-properties style:min-row-height="0.192cm" fo:background-color="transparent" fo:keep-together="auto">
        <style:background-image/>
      </style:table-row-properties>
    </style:style>
    <style:style style:name="Tabla1.B8" style:family="table-cell">
      <style:table-cell-properties style:vertical-align="" fo:background-color="#dedce6" style:border-line-width="0.028cm 0.028cm 0.028cm" fo:padding="0.097cm" fo:border="2.4pt double #000000" style:writing-mode="page">
        <style:background-image/>
      </style:table-cell-properties>
    </style:style>
    <style:style style:name="Tabla1.C9" style:family="table-cell">
      <style:table-cell-properties style:vertical-align="" fo:background-color="#dedce6" style:border-line-width-left="0.028cm 0.028cm 0.028cm" style:border-line-width-right="0.028cm 0.028cm 0.028cm" style:border-line-width-bottom="0.028cm 0.028cm 0.028cm" fo:padding="0.097cm" fo:border-left="2.4pt double #000000" fo:border-right="2.4pt double #000000" fo:border-top="none" fo:border-bottom="2.4pt double #000000" style:writing-mode="page">
        <style:background-image/>
      </style:table-cell-properties>
    </style:style>
    <style:style style:name="Tabla1.A14" style:family="table-cell">
      <style:table-cell-properties style:vertical-align="" fo:background-color="#dedce6" style:border-line-width-left="0.028cm 0.028cm 0.028cm" style:border-line-width-right="0.028cm 0.028cm 0.028cm" style:border-line-width-top="0.028cm 0.028cm 0.028cm" fo:padding="0.097cm" fo:border-left="2.4pt double #000000" fo:border-right="2.4pt double #000000" fo:border-top="2.4pt double #000000" fo:border-bottom="none" style:writing-mode="page">
        <style:background-image/>
      </style:table-cell-properties>
    </style:style>
    <style:style style:name="Tabla1.A68" style:family="table-cell">
      <style:table-cell-properties style:border-line-width-top="0.028cm 0.028cm 0.028cm" fo:padding="0.097cm" fo:border-left="0.5pt solid #000000" fo:border-right="none" fo:border-top="2.4pt double #000000" fo:border-bottom="none"/>
    </style:style>
    <style:style style:name="Tabla1.B68" style:family="table-cell">
      <style:table-cell-properties fo:padding="0.097cm" fo:border-left="0.5pt solid #000000" fo:border-right="none" fo:border-top="none" fo:border-bottom="none"/>
    </style:style>
    <style:style style:name="Tabla1.C68" style:family="table-cell">
      <style:table-cell-properties fo:padding="0.097cm" fo:border-left="0.5pt solid #000000" fo:border-right="0.5pt solid #000000" fo:border-top="none" fo:border-bottom="none"/>
    </style:style>
    <style:style style:name="Tabla1.A69" style:family="table-cell">
      <style:table-cell-properties fo:padding="0.097cm" fo:border-left="0.5pt solid #000000" fo:border-right="none" fo:border-top="none" fo:border-bottom="0.5pt solid #000000"/>
    </style:style>
    <style:style style:name="Tabla1.B69" style:family="table-cell">
      <style:table-cell-properties fo:padding="0.097cm" fo:border-left="0.5pt solid #000000" fo:border-right="none" fo:border-top="none" fo:border-bottom="0.5pt solid #000000"/>
    </style:style>
    <style:style style:name="Tabla1.C6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acccb"/>
    </style:style>
    <style:style style:name="P2" style:family="paragraph" style:parent-style-name="Table_20_Contents">
      <style:text-properties officeooo:paragraph-rsid="001acccb"/>
    </style:style>
    <style:style style:name="P3" style:family="paragraph" style:parent-style-name="Table_20_Contents">
      <style:text-properties fo:font-weight="bold" officeooo:rsid="000e90c7" officeooo:paragraph-rsid="001acccb" fo:background-color="#b4c7dc" style:font-weight-asian="bold" style:font-weight-complex="bold"/>
    </style:style>
    <style:style style:name="P4" style:family="paragraph" style:parent-style-name="Table_20_Contents">
      <style:text-properties fo:font-weight="bold" officeooo:rsid="001acccb" officeooo:paragraph-rsid="001acccb" fo:background-color="#bf819e" style:font-weight-asian="bold" style:font-weight-complex="bold"/>
    </style:style>
    <style:style style:name="P5" style:family="paragraph" style:parent-style-name="Table_20_Contents">
      <style:text-properties fo:font-weight="normal" officeooo:rsid="004b13db" officeooo:paragraph-rsid="004b13db" fo:background-color="transparent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officeooo:paragraph-rsid="001c9a93"/>
    </style:style>
    <style:style style:name="P7" style:family="paragraph" style:parent-style-name="Table_20_Contents">
      <style:text-properties officeooo:paragraph-rsid="00229e33" fo:background-color="#ffbf00"/>
    </style:style>
    <style:style style:name="P8" style:family="paragraph" style:parent-style-name="Table_20_Contents">
      <style:paragraph-properties fo:text-align="center" style:justify-single-word="false"/>
      <style:text-properties officeooo:paragraph-rsid="001acccb"/>
    </style:style>
    <style:style style:name="P9" style:family="paragraph" style:parent-style-name="Table_20_Contents">
      <style:text-properties fo:font-weight="bold" officeooo:rsid="001acccb" officeooo:paragraph-rsid="007b384f" style:font-weight-asian="bold" style:font-weight-complex="bold"/>
    </style:style>
    <style:style style:name="P10" style:family="paragraph" style:parent-style-name="Table_20_Contents">
      <style:text-properties officeooo:paragraph-rsid="00437c92"/>
    </style:style>
    <style:style style:name="P11" style:family="paragraph" style:parent-style-name="Table_20_Contents">
      <style:text-properties officeooo:rsid="00437c92" officeooo:paragraph-rsid="00437c92"/>
    </style:style>
    <style:style style:name="P12" style:family="paragraph" style:parent-style-name="Table_20_Contents">
      <style:text-properties officeooo:rsid="00437c92" officeooo:paragraph-rsid="00437c92" fo:background-color="#81d41a"/>
    </style:style>
    <style:style style:name="P13" style:family="paragraph" style:parent-style-name="Table_20_Contents">
      <style:paragraph-properties fo:text-align="center" style:justify-single-word="false"/>
      <style:text-properties officeooo:paragraph-rsid="001e22e0"/>
    </style:style>
    <style:style style:name="P14" style:family="paragraph" style:parent-style-name="Table_20_Contents">
      <style:text-properties officeooo:rsid="00206ee4" officeooo:paragraph-rsid="0022704d" fo:background-color="#ff972f"/>
    </style:style>
    <style:style style:name="P15" style:family="paragraph" style:parent-style-name="Table_20_Contents">
      <style:text-properties fo:font-weight="normal" officeooo:rsid="0045af2f" officeooo:paragraph-rsid="0045af2f" fo:background-color="transparent" style:font-weight-asian="normal" style:font-weight-complex="normal"/>
    </style:style>
    <style:style style:name="P16" style:family="paragraph" style:parent-style-name="Table_20_Contents">
      <style:text-properties fo:font-weight="normal" officeooo:rsid="004f5a8a" officeooo:paragraph-rsid="0072415a" fo:background-color="transparent" style:font-weight-asian="normal" style:font-weight-complex="normal"/>
    </style:style>
    <style:style style:name="P17" style:family="paragraph" style:parent-style-name="Table_20_Contents">
      <style:text-properties fo:font-weight="bold" officeooo:rsid="0045af2f" officeooo:paragraph-rsid="0045af2f" fo:background-color="transparent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22pt" officeooo:paragraph-rsid="001acccb" style:font-size-asian="22pt" style:font-size-complex="22pt"/>
    </style:style>
    <style:style style:name="P19" style:family="paragraph" style:parent-style-name="Table_20_Contents">
      <style:text-properties fo:font-weight="bold" officeooo:rsid="001acccb" officeooo:paragraph-rsid="001acccb" style:font-weight-asian="bold" style:font-weight-complex="bold"/>
    </style:style>
    <style:style style:name="P20" style:family="paragraph" style:parent-style-name="Table_20_Contents">
      <style:text-properties fo:font-weight="normal" officeooo:rsid="001e22e0" officeooo:paragraph-rsid="001e22e0" fo:background-color="#77bc65" style:font-weight-asian="normal" style:font-weight-complex="normal"/>
    </style:style>
    <style:style style:name="P21" style:family="paragraph" style:parent-style-name="Table_20_Contents">
      <style:text-properties fo:font-weight="normal" officeooo:rsid="001e22e0" officeooo:paragraph-rsid="001acccb" fo:background-color="#77bc65" style:font-weight-asian="normal" style:font-weight-complex="normal"/>
    </style:style>
    <style:style style:name="P22" style:family="paragraph" style:parent-style-name="Table_20_Contents">
      <style:text-properties officeooo:rsid="00206ee4" officeooo:paragraph-rsid="00206ee4" fo:background-color="#ff972f"/>
    </style:style>
    <style:style style:name="P23" style:family="paragraph" style:parent-style-name="Table_20_Contents">
      <style:text-properties fo:font-weight="normal" officeooo:rsid="001acccb" officeooo:paragraph-rsid="001acccb" fo:background-color="#3faf46" style:font-weight-asian="normal" style:font-weight-complex="normal"/>
    </style:style>
    <style:style style:name="P24" style:family="paragraph" style:parent-style-name="Table_20_Contents">
      <style:text-properties officeooo:rsid="00206ee4" officeooo:paragraph-rsid="007b94e5" fo:background-color="#ff972f"/>
    </style:style>
    <style:style style:name="P25" style:family="paragraph" style:parent-style-name="Table_20_Contents">
      <style:text-properties fo:font-weight="normal" officeooo:rsid="002897ef" officeooo:paragraph-rsid="002897ef" fo:background-color="#ffff00" style:font-weight-asian="normal" style:font-weight-complex="normal"/>
    </style:style>
    <style:style style:name="P26" style:family="paragraph" style:parent-style-name="Table_20_Contents">
      <style:text-properties fo:font-weight="normal" officeooo:rsid="002b464d" officeooo:paragraph-rsid="002b464d" fo:background-color="#ffff00" style:font-weight-asian="normal" style:font-weight-complex="normal"/>
    </style:style>
    <style:style style:name="P27" style:family="paragraph" style:parent-style-name="Table_20_Contents">
      <style:text-properties fo:font-size="22pt" officeooo:paragraph-rsid="001acccb" style:font-size-asian="22pt" style:font-size-complex="22pt"/>
    </style:style>
    <style:style style:name="P28" style:family="paragraph" style:parent-style-name="Table_20_Contents">
      <style:text-properties officeooo:rsid="002b6587" officeooo:paragraph-rsid="002b6587" fo:background-color="#ffff00"/>
    </style:style>
    <style:style style:name="P29" style:family="paragraph" style:parent-style-name="Table_20_Contents">
      <style:text-properties officeooo:rsid="002b6587" officeooo:paragraph-rsid="00353a2c" fo:background-color="#ffff00"/>
    </style:style>
    <style:style style:name="P30" style:family="paragraph" style:parent-style-name="Table_20_Contents">
      <style:text-properties fo:font-weight="bold" officeooo:rsid="001acccb" officeooo:paragraph-rsid="001acccb" fo:background-color="#3faf46" style:font-weight-asian="bold" style:font-weight-complex="bold"/>
    </style:style>
    <style:style style:name="P31" style:family="paragraph" style:parent-style-name="Table_20_Contents">
      <style:text-properties officeooo:rsid="002b6587" officeooo:paragraph-rsid="002d4812" fo:background-color="#ffff00"/>
    </style:style>
    <style:style style:name="P32" style:family="paragraph" style:parent-style-name="Table_20_Contents">
      <style:text-properties fo:font-weight="bold" officeooo:rsid="001acccb" officeooo:paragraph-rsid="003741ce" style:font-weight-asian="bold" style:font-weight-complex="bold"/>
    </style:style>
    <style:style style:name="P33" style:family="paragraph" style:parent-style-name="Table_20_Contents">
      <style:text-properties fo:font-weight="bold" officeooo:rsid="003741ce" officeooo:paragraph-rsid="003741ce" fo:background-color="#ffff00" style:font-weight-asian="bold" style:font-weight-complex="bold"/>
    </style:style>
    <style:style style:name="P34" style:family="paragraph" style:parent-style-name="Table_20_Contents">
      <style:text-properties fo:font-weight="bold" officeooo:rsid="001acccb" officeooo:paragraph-rsid="0055c264" fo:background-color="#bf819e" style:font-weight-asian="bold" style:font-weight-complex="bold"/>
    </style:style>
    <style:style style:name="P35" style:family="paragraph" style:parent-style-name="Table_20_Contents">
      <style:text-properties fo:font-weight="normal" officeooo:rsid="0055c264" officeooo:paragraph-rsid="0055c264" fo:background-color="transparent" style:font-weight-asian="normal" style:font-weight-complex="normal"/>
    </style:style>
    <style:style style:name="P36" style:family="paragraph" style:parent-style-name="Table_20_Contents">
      <style:text-properties fo:font-weight="bold" officeooo:rsid="0055c264" officeooo:paragraph-rsid="0055c264" fo:background-color="transparent" style:font-weight-asian="bold" style:font-weight-complex="bold"/>
    </style:style>
    <style:style style:name="P37" style:family="paragraph" style:parent-style-name="Table_20_Contents">
      <style:text-properties fo:font-weight="normal" officeooo:rsid="0055c264" officeooo:paragraph-rsid="0055c264" fo:background-color="#81d41a" style:font-weight-asian="normal" style:font-weight-complex="normal"/>
    </style:style>
    <style:style style:name="P38" style:family="paragraph" style:parent-style-name="Table_20_Contents">
      <style:text-properties fo:font-weight="bold" officeooo:rsid="0055c264" officeooo:paragraph-rsid="0055c264" style:font-weight-asian="bold" style:font-weight-complex="bold"/>
    </style:style>
    <style:style style:name="P39" style:family="paragraph" style:parent-style-name="Table_20_Contents">
      <style:text-properties fo:font-weight="bold" officeooo:paragraph-rsid="001acccb" style:font-weight-asian="bold" style:font-weight-complex="bold"/>
    </style:style>
    <style:style style:name="P40" style:family="paragraph" style:parent-style-name="Table_20_Contents">
      <style:text-properties fo:font-weight="bold" officeooo:rsid="004093bb" officeooo:paragraph-rsid="007b384f" style:font-weight-asian="bold" style:font-weight-complex="bold"/>
    </style:style>
    <style:style style:name="P41" style:family="paragraph" style:parent-style-name="Table_20_Contents">
      <style:text-properties fo:font-weight="bold" officeooo:rsid="001acccb" officeooo:paragraph-rsid="004b13db" fo:background-color="#bf819e" style:font-weight-asian="bold" style:font-weight-complex="bold"/>
    </style:style>
    <style:style style:name="P42" style:family="paragraph" style:parent-style-name="Table_20_Contents">
      <style:text-properties officeooo:paragraph-rsid="004b13db"/>
    </style:style>
    <style:style style:name="P43" style:family="paragraph" style:parent-style-name="Table_20_Contents">
      <style:text-properties fo:font-weight="normal" officeooo:rsid="004093bb" officeooo:paragraph-rsid="004b13db" fo:background-color="#81d41a" style:font-weight-asian="normal" style:font-weight-complex="normal"/>
    </style:style>
    <style:style style:name="P44" style:family="paragraph" style:parent-style-name="Table_20_Contents">
      <style:text-properties fo:font-weight="normal" officeooo:rsid="004093bb" officeooo:paragraph-rsid="004093bb" fo:background-color="#81d41a" style:font-weight-asian="normal" style:font-weight-complex="normal"/>
    </style:style>
    <style:style style:name="P45" style:family="paragraph" style:parent-style-name="Table_20_Contents">
      <style:text-properties fo:font-weight="normal" officeooo:rsid="00434c4d" officeooo:paragraph-rsid="004093bb" fo:background-color="transparent" style:font-weight-asian="normal" style:font-weight-complex="normal"/>
    </style:style>
    <style:style style:name="P46" style:family="paragraph" style:parent-style-name="Table_20_Contents">
      <style:text-properties fo:font-weight="normal" officeooo:rsid="0041a57b" officeooo:paragraph-rsid="0041a57b" fo:background-color="transparent" style:font-weight-asian="normal" style:font-weight-complex="normal"/>
    </style:style>
    <style:style style:name="P47" style:family="paragraph" style:parent-style-name="Table_20_Contents">
      <style:text-properties fo:font-weight="normal" officeooo:rsid="006c7788" officeooo:paragraph-rsid="006c7788" fo:background-color="#81d41a" style:font-weight-asian="normal" style:font-weight-complex="normal"/>
    </style:style>
    <style:style style:name="P48" style:family="paragraph" style:parent-style-name="Table_20_Contents">
      <style:text-properties fo:font-weight="normal" officeooo:rsid="00479243" officeooo:paragraph-rsid="00479243" fo:background-color="#81d41a" style:font-weight-asian="normal" style:font-weight-complex="normal"/>
    </style:style>
    <style:style style:name="P49" style:family="paragraph" style:parent-style-name="Table_20_Contents">
      <style:text-properties fo:font-weight="bold" officeooo:rsid="001acccb" officeooo:paragraph-rsid="00479243" fo:background-color="#bf819e" style:font-weight-asian="bold" style:font-weight-complex="bold"/>
    </style:style>
    <style:style style:name="P50" style:family="paragraph" style:parent-style-name="Table_20_Contents">
      <style:text-properties fo:font-weight="bold" officeooo:rsid="001acccb" officeooo:paragraph-rsid="004093bb" fo:background-color="#81d41a" style:font-weight-asian="bold" style:font-weight-complex="bold"/>
    </style:style>
    <style:style style:name="P51" style:family="paragraph" style:parent-style-name="Table_20_Contents">
      <style:text-properties fo:font-weight="bold" officeooo:rsid="001acccb" officeooo:paragraph-rsid="004093bb" fo:background-color="#bf819e" style:font-weight-asian="bold" style:font-weight-complex="bold"/>
    </style:style>
    <style:style style:name="P52" style:family="paragraph" style:parent-style-name="Table_20_Contents">
      <style:text-properties fo:font-weight="bold" officeooo:rsid="004184bf" officeooo:paragraph-rsid="004093bb" fo:background-color="#bf819e" style:font-weight-asian="bold" style:font-weight-complex="bold"/>
    </style:style>
    <style:style style:name="P53" style:family="paragraph" style:parent-style-name="Table_20_Contents">
      <style:text-properties fo:font-weight="normal" officeooo:rsid="004184bf" officeooo:paragraph-rsid="004093bb" fo:background-color="transparent" style:font-weight-asian="normal" style:font-weight-complex="normal"/>
    </style:style>
    <style:style style:name="P54" style:family="paragraph" style:parent-style-name="Table_20_Contents">
      <style:text-properties fo:font-weight="normal" officeooo:rsid="004f5a8a" officeooo:paragraph-rsid="004f5a8a" fo:background-color="transparent" style:font-weight-asian="normal" style:font-weight-complex="normal"/>
    </style:style>
    <style:style style:name="P55" style:family="paragraph" style:parent-style-name="Table_20_Contents">
      <style:text-properties style:text-underline-style="none" fo:font-weight="bold" officeooo:rsid="001acccb" officeooo:paragraph-rsid="001acccb" style:font-weight-asian="bold" style:font-weight-complex="bold"/>
    </style:style>
    <style:style style:name="P56" style:family="paragraph" style:parent-style-name="Table_20_Contents">
      <style:text-properties fo:font-weight="bold" officeooo:rsid="001acccb" officeooo:paragraph-rsid="004b13db" fo:background-color="#81d41a" style:font-weight-asian="bold" style:font-weight-complex="bold"/>
    </style:style>
    <style:style style:name="P57" style:family="paragraph" style:parent-style-name="Table_20_Contents" style:list-style-name="L1">
      <style:text-properties fo:font-weight="normal" officeooo:rsid="004093bb" officeooo:paragraph-rsid="004093bb" fo:background-color="#81d41a" style:font-weight-asian="normal" style:font-weight-complex="normal"/>
    </style:style>
    <style:style style:name="P58" style:family="paragraph" style:parent-style-name="Table_20_Contents">
      <style:text-properties fo:font-weight="normal" officeooo:rsid="004093bb" officeooo:paragraph-rsid="004093bb" fo:background-color="transparent" style:font-weight-asian="normal" style:font-weight-complex="normal"/>
    </style:style>
    <style:style style:name="P59" style:family="paragraph" style:parent-style-name="Table_20_Contents">
      <style:text-properties fo:font-weight="bold" officeooo:rsid="004098a1" officeooo:paragraph-rsid="004098a1" style:font-weight-asian="bold" style:font-weight-complex="bold"/>
    </style:style>
    <style:style style:name="P60" style:family="paragraph" style:parent-style-name="Standard">
      <style:text-properties fo:font-weight="bold" officeooo:rsid="001acccb" officeooo:paragraph-rsid="0076b1d0" fo:background-color="#81d41a" style:font-weight-asian="bold" style:font-weight-complex="bold"/>
    </style:style>
    <style:style style:name="P61" style:family="paragraph" style:parent-style-name="Table_20_Contents" style:list-style-name="L1">
      <style:text-properties fo:font-weight="normal" officeooo:rsid="004093bb" officeooo:paragraph-rsid="0076b1d0" fo:background-color="#81d41a" style:font-weight-asian="normal" style:font-weight-complex="normal"/>
    </style:style>
    <style:style style:name="P62" style:family="paragraph" style:parent-style-name="Table_20_Contents" style:list-style-name="L1">
      <style:text-properties fo:font-weight="normal" officeooo:rsid="005244c7" officeooo:paragraph-rsid="0076b1d0" fo:background-color="#81d41a" style:font-weight-asian="normal" style:font-weight-complex="normal"/>
    </style:style>
    <style:style style:name="P63" style:family="paragraph" style:parent-style-name="Table_20_Contents">
      <style:text-properties fo:font-weight="normal" officeooo:rsid="005244c7" officeooo:paragraph-rsid="0076b1d0" fo:background-color="#81d41a" style:font-weight-asian="normal" style:font-weight-complex="normal"/>
    </style:style>
    <style:style style:name="P64" style:family="paragraph" style:parent-style-name="Table_20_Contents">
      <style:text-properties fo:font-weight="normal" officeooo:rsid="007b94e5" officeooo:paragraph-rsid="007b94e5" fo:background-color="transparent" style:font-weight-asian="normal" style:font-weight-complex="normal"/>
    </style:style>
    <style:style style:name="P65" style:family="paragraph" style:parent-style-name="Table_20_Contents">
      <style:text-properties fo:font-weight="normal" officeooo:rsid="004c9a01" officeooo:paragraph-rsid="004c9a01" fo:background-color="transparent" style:font-weight-asian="normal" style:font-weight-complex="normal"/>
    </style:style>
    <style:style style:name="P66" style:family="paragraph" style:parent-style-name="Table_20_Contents">
      <style:text-properties fo:font-weight="normal" officeooo:rsid="007b94e5" officeooo:paragraph-rsid="007b94e5" fo:background-color="transparent" style:font-weight-asian="normal" style:font-weight-complex="normal"/>
    </style:style>
    <style:style style:name="P67" style:family="paragraph" style:parent-style-name="Table_20_Contents">
      <style:text-properties fo:font-weight="bold" officeooo:rsid="001acccb" officeooo:paragraph-rsid="004c9a01" fo:background-color="#bf819e" style:font-weight-asian="bold" style:font-weight-complex="bold"/>
    </style:style>
    <style:style style:name="P68" style:family="paragraph" style:parent-style-name="Table_20_Contents">
      <style:text-properties fo:font-weight="bold" officeooo:rsid="004b13db" officeooo:paragraph-rsid="004b13db" style:font-weight-asian="bold" style:font-weight-complex="bold"/>
    </style:style>
    <style:style style:name="P69" style:family="paragraph" style:parent-style-name="Table_20_Contents">
      <style:text-properties fo:font-weight="bold" officeooo:rsid="004b13db" officeooo:paragraph-rsid="004b13db" fo:background-color="transparent" style:font-weight-asian="bold" style:font-weight-complex="bold"/>
    </style:style>
    <style:style style:name="P70" style:family="paragraph" style:parent-style-name="Table_20_Contents">
      <style:text-properties fo:font-weight="bold" officeooo:rsid="004f5a8a" officeooo:paragraph-rsid="004f5a8a" fo:background-color="transparent" style:font-weight-asian="bold" style:font-weight-complex="bold"/>
    </style:style>
    <style:style style:name="P71" style:family="paragraph" style:parent-style-name="Table_20_Contents">
      <style:text-properties fo:font-weight="bold" officeooo:rsid="00690d6b" officeooo:paragraph-rsid="00690d6b" fo:background-color="transparent" style:font-weight-asian="bold" style:font-weight-complex="bold"/>
    </style:style>
    <style:style style:name="P72" style:family="paragraph" style:parent-style-name="Table_20_Contents">
      <style:text-properties fo:font-weight="bold" officeooo:rsid="004b13db" officeooo:paragraph-rsid="004b13db" fo:background-color="#81d41a" style:font-weight-asian="bold" style:font-weight-complex="bold"/>
    </style:style>
    <style:style style:name="P73" style:family="paragraph" style:parent-style-name="Table_20_Contents">
      <style:text-properties fo:font-weight="bold" officeooo:rsid="005a1c57" officeooo:paragraph-rsid="005a1c57" style:font-weight-asian="bold" style:font-weight-complex="bold"/>
    </style:style>
    <style:style style:name="P74" style:family="paragraph" style:parent-style-name="Table_20_Contents">
      <style:text-properties fo:font-weight="bold" officeooo:rsid="0055c264" officeooo:paragraph-rsid="0055c264" fo:background-color="#81d41a" style:font-weight-asian="bold" style:font-weight-complex="bold"/>
    </style:style>
    <style:style style:name="P75" style:family="paragraph" style:parent-style-name="Table_20_Contents">
      <style:text-properties fo:font-weight="normal" officeooo:rsid="005a1c57" officeooo:paragraph-rsid="005a1c57" fo:background-color="#81d41a" style:font-weight-asian="normal" style:font-weight-complex="normal"/>
    </style:style>
    <style:style style:name="P76" style:family="paragraph" style:parent-style-name="Table_20_Contents">
      <style:text-properties fo:font-weight="bold" officeooo:rsid="005a1c57" officeooo:paragraph-rsid="005a1c57" fo:background-color="transparent" style:font-weight-asian="bold" style:font-weight-complex="bold"/>
    </style:style>
    <style:style style:name="P77" style:family="paragraph" style:parent-style-name="Table_20_Contents">
      <style:text-properties fo:font-weight="normal" officeooo:rsid="005a1c57" officeooo:paragraph-rsid="005a1c57" fo:background-color="transparent" style:font-weight-asian="normal" style:font-weight-complex="normal"/>
    </style:style>
    <style:style style:name="P78" style:family="paragraph" style:parent-style-name="Table_20_Contents">
      <style:text-properties fo:font-weight="bold" officeooo:rsid="005a1c57" officeooo:paragraph-rsid="005a1c57" fo:background-color="#81d41a" style:font-weight-asian="bold" style:font-weight-complex="bold"/>
    </style:style>
    <style:style style:name="P79" style:family="paragraph" style:parent-style-name="Table_20_Contents">
      <style:text-properties fo:font-weight="bold" officeooo:rsid="005ec073" officeooo:paragraph-rsid="005ec073" style:font-weight-asian="bold" style:font-weight-complex="bold"/>
    </style:style>
    <style:style style:name="P80" style:family="paragraph" style:parent-style-name="Table_20_Contents">
      <style:text-properties fo:font-weight="bold" officeooo:rsid="006fcc8a" officeooo:paragraph-rsid="006fcc8a" style:font-weight-asian="bold" style:font-weight-complex="bold"/>
    </style:style>
    <style:style style:name="P81" style:family="paragraph" style:parent-style-name="Table_20_Contents">
      <style:text-properties fo:font-weight="bold" officeooo:rsid="001acccb" officeooo:paragraph-rsid="0055c264" fo:background-color="#81d41a" style:font-weight-asian="bold" style:font-weight-complex="bold"/>
    </style:style>
    <style:style style:name="P82" style:family="paragraph" style:parent-style-name="Table_20_Contents">
      <style:text-properties fo:font-weight="bold" officeooo:rsid="005ec073" officeooo:paragraph-rsid="005ec073" fo:background-color="transparent" style:font-weight-asian="bold" style:font-weight-complex="bold"/>
    </style:style>
    <style:style style:name="P83" style:family="paragraph" style:parent-style-name="Table_20_Contents">
      <style:text-properties fo:font-weight="bold" officeooo:rsid="005a1c57" officeooo:paragraph-rsid="005ec073" fo:background-color="transparent" style:font-weight-asian="bold" style:font-weight-complex="bold"/>
    </style:style>
    <style:style style:name="P84" style:family="paragraph" style:parent-style-name="Table_20_Contents">
      <style:text-properties fo:font-weight="bold" officeooo:rsid="006cb470" officeooo:paragraph-rsid="006cb470" fo:background-color="transparent" style:font-weight-asian="bold" style:font-weight-complex="bold"/>
    </style:style>
    <style:style style:name="P85" style:family="paragraph" style:parent-style-name="Table_20_Contents">
      <style:text-properties fo:font-weight="normal" officeooo:rsid="006cb470" officeooo:paragraph-rsid="006cb470" fo:background-color="transparent" style:font-weight-asian="normal" style:font-weight-complex="normal"/>
    </style:style>
    <style:style style:name="P86" style:family="paragraph" style:parent-style-name="Table_20_Contents">
      <style:text-properties fo:font-weight="bold" officeooo:rsid="006064a7" officeooo:paragraph-rsid="006064a7" fo:background-color="#ffbf00" style:font-weight-asian="bold" style:font-weight-complex="bold"/>
    </style:style>
    <style:style style:name="P87" style:family="paragraph" style:parent-style-name="Table_20_Contents">
      <style:text-properties fo:font-weight="bold" officeooo:rsid="001acccb" officeooo:paragraph-rsid="005a1c57" fo:background-color="#bf819e" style:font-weight-asian="bold" style:font-weight-complex="bold"/>
    </style:style>
    <style:style style:name="P88" style:family="paragraph" style:parent-style-name="Table_20_Contents">
      <style:text-properties fo:font-weight="normal" officeooo:rsid="006df3af" officeooo:paragraph-rsid="006df3af" fo:background-color="transparent" style:font-weight-asian="normal" style:font-weight-complex="normal"/>
    </style:style>
    <style:style style:name="P89" style:family="paragraph" style:parent-style-name="Table_20_Contents">
      <style:text-properties fo:font-weight="normal" officeooo:rsid="006064a7" officeooo:paragraph-rsid="006064a7" fo:background-color="transparent" style:font-weight-asian="normal" style:font-weight-complex="normal"/>
    </style:style>
    <style:style style:name="P90" style:family="paragraph" style:parent-style-name="Table_20_Contents">
      <style:text-properties fo:font-weight="bold" officeooo:rsid="006064a7" officeooo:paragraph-rsid="006064a7" fo:background-color="transparent" style:font-weight-asian="bold" style:font-weight-complex="bold"/>
    </style:style>
    <style:style style:name="P91" style:family="paragraph" style:parent-style-name="Table_20_Contents">
      <style:text-properties fo:font-weight="bold" officeooo:rsid="001acccb" officeooo:paragraph-rsid="006064a7" fo:background-color="#bf819e" style:font-weight-asian="bold" style:font-weight-complex="bold"/>
    </style:style>
    <style:style style:name="P92" style:family="paragraph" style:parent-style-name="Table_20_Contents">
      <style:text-properties fo:font-weight="bold" officeooo:rsid="006064a7" officeooo:paragraph-rsid="006064a7" fo:background-color="#bf819e" style:font-weight-asian="bold" style:font-weight-complex="bold"/>
    </style:style>
    <style:style style:name="P93" style:family="paragraph" style:parent-style-name="Table_20_Contents">
      <style:text-properties fo:font-weight="bold" officeooo:rsid="005f1edb" officeooo:paragraph-rsid="005f1edb" style:font-weight-asian="bold" style:font-weight-complex="bold"/>
    </style:style>
    <style:style style:name="P94" style:family="paragraph" style:parent-style-name="Table_20_Contents">
      <style:text-properties fo:font-weight="bold" officeooo:rsid="005a1c57" officeooo:paragraph-rsid="0055c264" fo:background-color="transparent" style:font-weight-asian="bold" style:font-weight-complex="bold"/>
    </style:style>
    <style:style style:name="P95" style:family="paragraph" style:parent-style-name="Table_20_Contents">
      <style:text-properties fo:font-weight="bold" officeooo:rsid="0070875f" officeooo:paragraph-rsid="0070875f" fo:background-color="transparent" style:font-weight-asian="bold" style:font-weight-complex="bold"/>
    </style:style>
    <style:style style:name="P96" style:family="paragraph" style:parent-style-name="Table_20_Contents">
      <style:text-properties fo:font-weight="bold" officeooo:rsid="005f1edb" officeooo:paragraph-rsid="005f1edb" fo:background-color="transparent" style:font-weight-asian="bold" style:font-weight-complex="bold"/>
    </style:style>
    <style:style style:name="P97" style:family="paragraph" style:parent-style-name="Table_20_Contents">
      <style:text-properties fo:font-weight="bold" officeooo:rsid="001acccb" officeooo:paragraph-rsid="005f1edb" fo:background-color="#bf819e" style:font-weight-asian="bold" style:font-weight-complex="bold"/>
    </style:style>
    <style:style style:name="P98" style:family="paragraph" style:parent-style-name="Table_20_Contents">
      <style:text-properties fo:font-weight="normal" officeooo:rsid="005f1edb" officeooo:paragraph-rsid="005f1edb" fo:background-color="transparent" style:font-weight-asian="normal" style:font-weight-complex="normal"/>
    </style:style>
    <style:style style:name="P99" style:family="paragraph" style:parent-style-name="Table_20_Contents">
      <style:text-properties fo:font-weight="bold" officeooo:rsid="0061ba3b" officeooo:paragraph-rsid="0061ba3b" style:font-weight-asian="bold" style:font-weight-complex="bold"/>
    </style:style>
    <style:style style:name="P100" style:family="paragraph" style:parent-style-name="Table_20_Contents">
      <style:text-properties fo:font-weight="normal" officeooo:rsid="0061ba3b" officeooo:paragraph-rsid="0061ba3b" fo:background-color="#81d41a" style:font-weight-asian="normal" style:font-weight-complex="normal"/>
    </style:style>
    <style:style style:name="P101" style:family="paragraph" style:parent-style-name="Table_20_Contents">
      <style:text-properties fo:font-weight="bold" officeooo:rsid="001acccb" officeooo:paragraph-rsid="001acccb" fo:background-color="#81d41a" style:font-weight-asian="bold" style:font-weight-complex="bold"/>
    </style:style>
    <style:style style:name="P102" style:family="paragraph" style:parent-style-name="Table_20_Contents">
      <style:text-properties fo:font-weight="normal" officeooo:rsid="0061ba3b" officeooo:paragraph-rsid="0061ba3b" fo:background-color="#ff8000" style:font-weight-asian="normal" style:font-weight-complex="normal"/>
    </style:style>
    <style:style style:name="P103" style:family="paragraph" style:parent-style-name="Table_20_Contents">
      <style:text-properties fo:font-weight="normal" officeooo:rsid="0061ba3b" officeooo:paragraph-rsid="0061ba3b" fo:background-color="transparent" style:font-weight-asian="normal" style:font-weight-complex="normal"/>
    </style:style>
    <style:style style:name="P104" style:family="paragraph" style:parent-style-name="Table_20_Contents">
      <style:text-properties fo:font-weight="normal" officeooo:rsid="00631654" officeooo:paragraph-rsid="00631654" fo:background-color="#ff8000" style:font-weight-asian="normal" style:font-weight-complex="normal"/>
    </style:style>
    <style:style style:name="P105" style:family="paragraph" style:parent-style-name="Table_20_Contents">
      <style:text-properties officeooo:rsid="001acccb" officeooo:paragraph-rsid="001acccb"/>
    </style:style>
    <style:style style:name="P106" style:family="paragraph" style:parent-style-name="Table_20_Contents">
      <style:text-properties officeooo:rsid="000e90c7" officeooo:paragraph-rsid="001acccb"/>
    </style:style>
    <style:style style:name="P107" style:family="paragraph" style:parent-style-name="Standard">
      <style:text-properties officeooo:rsid="00285ef8" officeooo:paragraph-rsid="002e1a45"/>
    </style:style>
    <style:style style:name="P108" style:family="paragraph" style:parent-style-name="Standard">
      <style:text-properties officeooo:rsid="00337f2c" officeooo:paragraph-rsid="00337f2c"/>
    </style:style>
    <style:style style:name="P109" style:family="paragraph" style:parent-style-name="Standard">
      <style:text-properties officeooo:rsid="00351287" officeooo:paragraph-rsid="00351287"/>
    </style:style>
    <style:style style:name="P110" style:family="paragraph" style:parent-style-name="Standard">
      <style:text-properties officeooo:rsid="003634b3" officeooo:paragraph-rsid="003634b3"/>
    </style:style>
    <style:style style:name="P111" style:family="paragraph" style:parent-style-name="Standard">
      <style:text-properties officeooo:rsid="00370132" officeooo:paragraph-rsid="003af3e2"/>
    </style:style>
    <style:style style:name="P112" style:family="paragraph" style:parent-style-name="Standard">
      <style:paragraph-properties fo:text-align="center" style:justify-single-word="false"/>
      <style:text-properties fo:font-weight="bold" officeooo:rsid="003a1658" officeooo:paragraph-rsid="003af3e2" fo:background-color="#ffff00" style:font-weight-asian="bold" style:font-weight-complex="bold"/>
    </style:style>
    <style:style style:name="P113" style:family="paragraph" style:parent-style-name="Standard" style:list-style-name="L2">
      <style:text-properties officeooo:rsid="00370132" officeooo:paragraph-rsid="003af3e2"/>
    </style:style>
    <style:style style:name="P114" style:family="paragraph" style:parent-style-name="Standard" style:list-style-name="L2">
      <style:text-properties officeooo:rsid="003af3e2" officeooo:paragraph-rsid="003af3e2"/>
    </style:style>
    <style:style style:name="P115" style:family="paragraph" style:parent-style-name="Standard" style:list-style-name="L2">
      <style:text-properties officeooo:rsid="003af3e2" officeooo:paragraph-rsid="003af3e2" fo:background-color="#ffff00"/>
    </style:style>
    <style:style style:name="P116" style:family="paragraph" style:parent-style-name="Standard" style:list-style-name="L2">
      <style:text-properties officeooo:rsid="003cddd7" officeooo:paragraph-rsid="003cddd7" fo:background-color="#ffff00"/>
    </style:style>
    <style:style style:name="P117" style:family="paragraph" style:parent-style-name="Standard" style:list-style-name="L2">
      <style:text-properties officeooo:rsid="003cddd7" officeooo:paragraph-rsid="003cddd7"/>
    </style:style>
    <style:style style:name="P118" style:family="paragraph" style:parent-style-name="Standard" style:list-style-name="L2">
      <style:text-properties officeooo:rsid="003dd218" officeooo:paragraph-rsid="003dd218" fo:background-color="#ffff00"/>
    </style:style>
    <style:style style:name="P119" style:family="paragraph" style:parent-style-name="Standard" style:list-style-name="L2">
      <style:text-properties officeooo:rsid="003e3708" officeooo:paragraph-rsid="003e3708" fo:background-color="#ffff00"/>
    </style:style>
    <style:style style:name="P120" style:family="paragraph" style:parent-style-name="Standard">
      <style:text-properties officeooo:rsid="003e3708" officeooo:paragraph-rsid="003e3708"/>
    </style:style>
    <style:style style:name="P121" style:family="paragraph" style:parent-style-name="Standard" style:list-style-name="L2">
      <style:text-properties officeooo:rsid="00370132" officeooo:paragraph-rsid="00370132"/>
    </style:style>
    <style:style style:name="T1" style:family="text">
      <style:text-properties fo:font-weight="bold" officeooo:rsid="001acccb" fo:background-color="#b4c7dc" loext:char-shading-value="0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background-color="#77bc65" loext:char-shading-value="0"/>
    </style:style>
    <style:style style:name="T4" style:family="text">
      <style:text-properties officeooo:rsid="004b13db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fo:background-color="#77bc65" loext:char-shading-value="0" style:font-weight-asian="normal" style:font-weight-complex="normal"/>
    </style:style>
    <style:style style:name="T7" style:family="text">
      <style:text-properties officeooo:rsid="007b384f"/>
    </style:style>
    <style:style style:name="T8" style:family="text">
      <style:text-properties fo:background-color="#81d41a" loext:char-shading-value="0"/>
    </style:style>
    <style:style style:name="T9" style:family="text">
      <style:text-properties officeooo:rsid="00437c92"/>
    </style:style>
    <style:style style:name="T10" style:family="text">
      <style:text-properties officeooo:rsid="00437c92" fo:background-color="#ffbf00" loext:char-shading-value="0"/>
    </style:style>
    <style:style style:name="T11" style:family="text">
      <style:text-properties officeooo:rsid="00437c92" fo:background-color="transparent" loext:char-shading-value="0"/>
    </style:style>
    <style:style style:name="T12" style:family="text">
      <style:text-properties fo:background-color="#ff8000" loext:char-shading-value="0"/>
    </style:style>
    <style:style style:name="T13" style:family="text">
      <style:text-properties fo:background-color="#ffbf00" loext:char-shading-value="0"/>
    </style:style>
    <style:style style:name="T14" style:family="text">
      <style:text-properties officeooo:rsid="0059e0da"/>
    </style:style>
    <style:style style:name="T15" style:family="text">
      <style:text-properties fo:font-weight="normal" fo:background-color="#81d41a" loext:char-shading-value="0" style:font-weight-asian="normal" style:font-weight-complex="normal"/>
    </style:style>
    <style:style style:name="T16" style:family="text">
      <style:text-properties fo:font-weight="normal" fo:background-color="#ffb66c" loext:char-shading-value="0" style:font-weight-asian="normal" style:font-weight-complex="normal"/>
    </style:style>
    <style:style style:name="T17" style:family="text">
      <style:text-properties officeooo:rsid="0046f561" fo:background-color="#81d41a" loext:char-shading-value="0"/>
    </style:style>
    <style:style style:name="T18" style:family="text">
      <style:text-properties officeooo:rsid="0059e0da" fo:background-color="#81d41a" loext:char-shading-value="0"/>
    </style:style>
    <style:style style:name="T19" style:family="text">
      <style:text-properties officeooo:rsid="007b94e5"/>
    </style:style>
    <style:style style:name="T20" style:family="text">
      <style:text-properties fo:font-weight="bold" officeooo:rsid="001acccb" fo:background-color="#bf819e" loext:char-shading-value="0" style:font-weight-asian="bold" style:font-weight-complex="bold"/>
    </style:style>
    <style:style style:name="T21" style:family="text">
      <style:text-properties fo:font-weight="normal" officeooo:rsid="001e22e0" fo:background-color="#77bc65" loext:char-shading-value="0" style:font-weight-asian="normal" style:font-weight-complex="normal"/>
    </style:style>
    <style:style style:name="T22" style:family="text">
      <style:text-properties fo:font-weight="normal" fo:background-color="#3faf46" loext:char-shading-value="0" style:font-weight-asian="normal" style:font-weight-complex="normal"/>
    </style:style>
    <style:style style:name="T23" style:family="text">
      <style:text-properties officeooo:rsid="00201e58" fo:background-color="#3faf46" loext:char-shading-value="0"/>
    </style:style>
    <style:style style:name="T24" style:family="text">
      <style:text-properties fo:font-weight="normal" officeooo:rsid="001acccb" fo:background-color="#3faf46" loext:char-shading-value="0" style:font-weight-asian="normal" style:font-weight-complex="normal"/>
    </style:style>
    <style:style style:name="T25" style:family="text">
      <style:text-properties style:text-underline-style="none" fo:font-weight="normal" officeooo:rsid="001acccb" fo:background-color="#3faf46" loext:char-shading-value="0" style:font-weight-asian="normal" style:font-weight-complex="normal"/>
    </style:style>
    <style:style style:name="T26" style:family="text">
      <style:text-properties style:text-underline-style="none" fo:font-weight="bold" officeooo:rsid="001acccb" fo:background-color="#3faf46" loext:char-shading-value="0" style:font-weight-asian="bold" style:font-weight-complex="bold"/>
    </style:style>
    <style:style style:name="T27" style:family="text">
      <style:text-properties fo:background-color="#3faf46" loext:char-shading-value="0"/>
    </style:style>
    <style:style style:name="T28" style:family="text">
      <style:text-properties officeooo:rsid="00353a2c"/>
    </style:style>
    <style:style style:name="T29" style:family="text">
      <style:text-properties officeooo:rsid="002d4812"/>
    </style:style>
    <style:style style:name="T30" style:family="text">
      <style:text-properties officeooo:rsid="002b6587" fo:background-color="#ffff00" loext:char-shading-value="0"/>
    </style:style>
    <style:style style:name="T31" style:family="text">
      <style:text-properties officeooo:rsid="003741ce" fo:background-color="#ffff00" loext:char-shading-value="0"/>
    </style:style>
    <style:style style:name="T32" style:family="text">
      <style:text-properties fo:font-weight="normal" officeooo:rsid="0055c264" fo:background-color="#3faf46" loext:char-shading-value="0" style:font-weight-asian="normal" style:font-weight-complex="normal"/>
    </style:style>
    <style:style style:name="T33" style:family="text">
      <style:text-properties officeooo:rsid="00384fce" fo:background-color="#81d41a" loext:char-shading-value="0"/>
    </style:style>
    <style:style style:name="T34" style:family="text">
      <style:text-properties officeooo:rsid="0057b46b" fo:background-color="#81d41a" loext:char-shading-value="0"/>
    </style:style>
    <style:style style:name="T35" style:family="text">
      <style:text-properties fo:font-weight="normal" officeooo:rsid="004093bb" fo:background-color="#81d41a" loext:char-shading-value="0" style:font-weight-asian="normal" style:font-weight-complex="normal"/>
    </style:style>
    <style:style style:name="T36" style:family="text">
      <style:text-properties officeooo:rsid="00479243"/>
    </style:style>
    <style:style style:name="T37" style:family="text">
      <style:text-properties officeooo:rsid="0047e53b" fo:background-color="#81d41a" loext:char-shading-value="0"/>
    </style:style>
    <style:style style:name="T38" style:family="text">
      <style:text-properties fo:font-weight="normal" officeooo:rsid="004093bb" style:font-weight-asian="normal" style:font-weight-complex="normal"/>
    </style:style>
    <style:style style:name="T39" style:family="text">
      <style:text-properties fo:font-weight="normal" officeooo:rsid="0047e53b" style:font-weight-asian="normal" style:font-weight-complex="normal"/>
    </style:style>
    <style:style style:name="T40" style:family="text">
      <style:text-properties fo:font-weight="normal" officeooo:rsid="00493e99" style:font-weight-asian="normal" style:font-weight-complex="normal"/>
    </style:style>
    <style:style style:name="T41" style:family="text">
      <style:text-properties officeooo:rsid="00493e99"/>
    </style:style>
    <style:style style:name="T42" style:family="text">
      <style:text-properties fo:font-weight="normal" officeooo:rsid="0047e53b" fo:background-color="transparent" loext:char-shading-value="0" style:font-weight-asian="normal" style:font-weight-complex="normal"/>
    </style:style>
    <style:style style:name="T43" style:family="text">
      <style:text-properties fo:font-weight="normal" officeooo:rsid="004093bb" fo:background-color="transparent" loext:char-shading-value="0" style:font-weight-asian="normal" style:font-weight-complex="normal"/>
    </style:style>
    <style:style style:name="T44" style:family="text">
      <style:text-properties fo:font-weight="normal" fo:background-color="transparent" loext:char-shading-value="0" style:font-weight-asian="normal" style:font-weight-complex="normal"/>
    </style:style>
    <style:style style:name="T45" style:family="text">
      <style:text-properties officeooo:rsid="006c3aed"/>
    </style:style>
    <style:style style:name="T46" style:family="text">
      <style:text-properties fo:font-weight="normal" officeooo:rsid="004b13db" style:font-weight-asian="normal" style:font-weight-complex="normal"/>
    </style:style>
    <style:style style:name="T47" style:family="text">
      <style:text-properties officeooo:rsid="004f5a8a"/>
    </style:style>
    <style:style style:name="T48" style:family="text">
      <style:text-properties fo:font-weight="bold" officeooo:rsid="005155bc" fo:background-color="transparent" loext:char-shading-value="0" style:font-weight-asian="bold" style:font-weight-complex="bold"/>
    </style:style>
    <style:style style:name="T49" style:family="text">
      <style:text-properties fo:font-weight="normal" officeooo:rsid="005155bc" fo:background-color="transparent" loext:char-shading-value="0" style:font-weight-asian="normal" style:font-weight-complex="normal"/>
    </style:style>
    <style:style style:name="T50" style:family="text">
      <style:text-properties fo:font-weight="bold" officeooo:rsid="005155bc" fo:background-color="#bf819e" loext:char-shading-value="0" style:font-weight-asian="bold" style:font-weight-complex="bold"/>
    </style:style>
    <style:style style:name="T51" style:family="text">
      <style:text-properties fo:font-weight="bold" officeooo:rsid="005155bc" fo:background-color="#81d41a" loext:char-shading-value="0" style:font-weight-asian="bold" style:font-weight-complex="bold"/>
    </style:style>
    <style:style style:name="T52" style:family="text">
      <style:text-properties officeooo:rsid="004c9a01" fo:background-color="#81d41a" loext:char-shading-value="0"/>
    </style:style>
    <style:style style:name="T53" style:family="text">
      <style:text-properties fo:font-weight="normal" officeooo:rsid="005244c7" fo:background-color="#81d41a" loext:char-shading-value="0" style:font-weight-asian="normal" style:font-weight-complex="normal"/>
    </style:style>
    <style:style style:name="T54" style:family="text">
      <style:text-properties fo:font-weight="normal" officeooo:rsid="00671c2a" fo:background-color="#81d41a" loext:char-shading-value="0" style:font-weight-asian="normal" style:font-weight-complex="normal"/>
    </style:style>
    <style:style style:name="T55" style:family="text">
      <style:text-properties officeooo:rsid="004c9a01"/>
    </style:style>
    <style:style style:name="T56" style:family="text">
      <style:text-properties officeooo:rsid="007742e1"/>
    </style:style>
    <style:style style:name="T57" style:family="text">
      <style:text-properties officeooo:rsid="004b13db" fo:background-color="transparent" loext:char-shading-value="0"/>
    </style:style>
    <style:style style:name="T58" style:family="text">
      <style:text-properties officeooo:rsid="00671c2a"/>
    </style:style>
    <style:style style:name="T59" style:family="text">
      <style:text-properties officeooo:rsid="004b13db" fo:background-color="#3faf46" loext:char-shading-value="0"/>
    </style:style>
    <style:style style:name="T60" style:family="text">
      <style:text-properties fo:font-weight="normal" officeooo:rsid="005a1c57" style:font-weight-asian="normal" style:font-weight-complex="normal"/>
    </style:style>
    <style:style style:name="T61" style:family="text">
      <style:text-properties fo:background-color="transparent" loext:char-shading-value="0"/>
    </style:style>
    <style:style style:name="T62" style:family="text">
      <style:text-properties officeooo:rsid="005d6730" fo:background-color="#81d41a" loext:char-shading-value="0"/>
    </style:style>
    <style:style style:name="T63" style:family="text">
      <style:text-properties officeooo:rsid="006fcc8a"/>
    </style:style>
    <style:style style:name="T64" style:family="text">
      <style:text-properties fo:font-weight="normal" officeooo:rsid="0055c264" style:font-weight-asian="normal" style:font-weight-complex="normal"/>
    </style:style>
    <style:style style:name="T65" style:family="text">
      <style:text-properties fo:font-weight="normal" officeooo:rsid="005ec073" style:font-weight-asian="normal" style:font-weight-complex="normal"/>
    </style:style>
    <style:style style:name="T66" style:family="text">
      <style:text-properties fo:font-weight="normal" officeooo:rsid="005ec073" fo:background-color="#81d41a" loext:char-shading-value="0" style:font-weight-asian="normal" style:font-weight-complex="normal"/>
    </style:style>
    <style:style style:name="T67" style:family="text">
      <style:text-properties fo:font-weight="normal" officeooo:rsid="006e19fb" style:font-weight-asian="normal" style:font-weight-complex="normal"/>
    </style:style>
    <style:style style:name="T68" style:family="text">
      <style:text-properties officeooo:rsid="005eefae"/>
    </style:style>
    <style:style style:name="T69" style:family="text">
      <style:text-properties officeooo:rsid="006064a7"/>
    </style:style>
    <style:style style:name="T70" style:family="text">
      <style:text-properties fo:font-weight="normal" officeooo:rsid="006064a7" style:font-weight-asian="normal" style:font-weight-complex="normal"/>
    </style:style>
    <style:style style:name="T71" style:family="text">
      <style:text-properties fo:font-weight="normal" officeooo:rsid="006064a7" fo:background-color="transparent" loext:char-shading-value="0" style:font-weight-asian="normal" style:font-weight-complex="normal"/>
    </style:style>
    <style:style style:name="T72" style:family="text">
      <style:text-properties officeooo:rsid="005f1edb"/>
    </style:style>
    <style:style style:name="T73" style:family="text">
      <style:text-properties fo:font-weight="normal" officeooo:rsid="005eefae" style:font-weight-asian="normal" style:font-weight-complex="normal"/>
    </style:style>
    <style:style style:name="T74" style:family="text">
      <style:text-properties fo:font-weight="normal" officeooo:rsid="005f1edb" fo:background-color="transparent" loext:char-shading-value="0" style:font-weight-asian="normal" style:font-weight-complex="normal"/>
    </style:style>
    <style:style style:name="T75" style:family="text">
      <style:text-properties officeooo:rsid="005d6730" fo:background-color="#ffb66c" loext:char-shading-value="0"/>
    </style:style>
    <style:style style:name="T76" style:family="text">
      <style:text-properties fo:font-weight="normal" officeooo:rsid="0061ba3b" style:font-weight-asian="normal" style:font-weight-complex="normal"/>
    </style:style>
    <style:style style:name="T77" style:family="text">
      <style:text-properties fo:font-weight="normal" officeooo:rsid="00631654" fo:background-color="#ff8000" loext:char-shading-value="0" style:font-weight-asian="normal" style:font-weight-complex="normal"/>
    </style:style>
    <style:style style:name="T78" style:family="text">
      <style:text-properties officeooo:rsid="002e1a45"/>
    </style:style>
    <style:style style:name="T79" style:family="text">
      <style:text-properties officeooo:rsid="002fffe8"/>
    </style:style>
    <style:style style:name="T80" style:family="text">
      <style:text-properties officeooo:rsid="00337f2c"/>
    </style:style>
    <style:style style:name="T81" style:family="text">
      <style:text-properties officeooo:rsid="003a1658" fo:background-color="#ffff00" loext:char-shading-value="0"/>
    </style:style>
    <style:style style:name="T82" style:family="text">
      <style:text-properties fo:background-color="#ffff00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.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"><text:span text:style-name="Emphasis"><text:span text:style-name="T1">PAGINA</text:span></text:span></text:p>
          </table:table-cell>
          <table:table-cell table:style-name="Tabla1.A1" office:value-type="string">
            <text:p text:style-name="P3">AJUSTES</text:p>
          </table:table-cell>
          <table:table-cell table:style-name="Tabla1.C1" office:value-type="string">
            <text:p text:style-name="P3">HECHO</text:p>
          </table:table-cell>
        </table:table-row>
        <table:table-row table:style-name="Tabla1.2">
          <table:table-cell table:style-name="Tabla1.A2" office:value-type="string">
            <text:p text:style-name="P2"><text:s/><text:span text:style-name="T2">INDEX</text:span></text:p>
          </table:table-cell>
          <table:table-cell table:style-name="Tabla1.B2" office:value-type="string">
            <text:p text:style-name="P4">HTML-→ </text:p>
            <text:p text:style-name="P4"><text:span text:style-name="T3"/></text:p>
            <text:p text:style-name="P5">* BOOTSTRAP</text:p>
          </table:table-cell>
          <table:table-cell table:style-name="Tabla1.C2" office:value-type="string">
            <text:p text:style-name="P6"/>
          </table:table-cell>
        </table:table-row>
        <table:table-row table:style-name="Tabla1.2">
          <table:table-cell table:style-name="Tabla1.A3" office:value-type="string">
            <text:p text:style-name="P7">FALTA AUDIO</text:p>
          </table:table-cell>
          <table:table-cell table:style-name="Tabla1.B3" office:value-type="string">
            <text:p text:style-name="P4">JAVASCRIPT-→<text:line-break/><text:line-break/><text:span text:style-name="T4">*</text:span><text:span text:style-name="T5"> </text:span><text:span text:style-name="T6">REDIRIGIR A PAG SIGUIENTE</text:span></text:p>
          </table:table-cell>
          <table:table-cell table:style-name="Tabla1.C3" office:value-type="string">
            <text:p text:style-name="P8"/>
          </table:table-cell>
        </table:table-row>
        <table:table-row table:style-name="Tabla1.2">
          <table:table-cell table:style-name="Tabla1.A3" office:value-type="string">
            <text:p text:style-name="P2"/>
          </table:table-cell>
          <table:table-cell table:style-name="Tabla1.B3" office:value-type="string">
            <text:p text:style-name="P4">SERVER<text:span text:style-name="T3">OK</text:span></text:p>
          </table:table-cell>
          <table:table-cell table:style-name="Tabla1.C3" office:value-type="string">
            <text:p text:style-name="P8"/>
          </table:table-cell>
        </table:table-row>
        <table:table-row table:style-name="Tabla1.2">
          <table:table-cell table:style-name="Tabla1.B3" office:value-type="string">
            <text:p text:style-name="P2"/>
          </table:table-cell>
          <table:table-cell table:style-name="Tabla1.B3" office:value-type="string">
            <text:p text:style-name="P4">CONEXION CON PAGINA SIGUIENTE-→ <text:line-break/><text:span text:style-name="T4">*</text:span><text:span text:style-name="T6">REDIRIGIR A PAG SIGUIENTE »»</text:span><text:span text:style-name="T3">LOGIN</text:span></text:p>
          </table:table-cell>
          <table:table-cell table:style-name="Tabla1.C3" office:value-type="string">
            <text:p text:style-name="P8"/>
          </table:table-cell>
        </table:table-row>
        <table:table-row table:style-name="Tabla1.6">
          <table:table-cell table:style-name="Tabla1.A2" office:value-type="string">
            <text:p text:style-name="P9">LOGIN<text:line-break/><text:line-break/><text:span text:style-name="T7">8-10</text:span></text:p>
          </table:table-cell>
          <table:table-cell table:style-name="Tabla1.B3" office:value-type="string">
            <text:p text:style-name="P2"><text:span text:style-name="T2">HTML</text:span><text:span text:style-name="T8"> ARREGLAR EL BOTON<text:line-break/></text:span></text:p>
            <text:p text:style-name="P10"><text:span text:style-name="T9">*</text:span><text:span text:style-name="T10"> </text:span><text:span text:style-name="T11">AÑADIR TITLE PARA VALIDAR CUMPLIMENTACION DE CAMPOS . NO REDIRIGIENDO</text:span><text:span text:style-name="T10"><text:line-break/></text:span></text:p>
            <text:p text:style-name="P11"><text:span text:style-name="T12">* DARLE MAS CUERPO A LAS LETRAS DEL LABEL</text:span><text:span text:style-name="T13"><text:line-break/></text:span></text:p>
            <text:p text:style-name="P12">* ANADIR TITLE PARA EL BOTON DE COMPROBAR</text:p>
            <text:p text:style-name="P2"/>
          </table:table-cell>
          <table:table-cell table:style-name="Tabla1.C6" office:value-type="string">
            <text:p text:style-name="P13">x</text:p>
          </table:table-cell>
        </table:table-row>
        <table:table-row table:style-name="Tabla1.7">
          <table:table-cell table:style-name="Tabla1.A3" office:value-type="string">
            <text:p text:style-name="P14">FALTA AUDIO</text:p>
          </table:table-cell>
          <table:table-cell table:style-name="Tabla1.A3" office:value-type="string">
            <text:p text:style-name="P4">JAVASCRIPT<text:line-break/><text:line-break/><text:span text:style-name="T14">* </text:span><text:span text:style-name="T15">COMPROBAR QUE FUNCIONA REFIRECCION SI NO VALIDA</text:span></text:p>
            <text:p text:style-name="P4"><text:span text:style-name="T16"/></text:p>
            <text:p text:style-name="P15">* <text:s/>AÑADIR ALERT CON MENSAJE SI SE PULSA ENVIAR SIN RELLENAR ALGUN CAMPO</text:p>
            <text:p text:style-name="P15"/>
            <text:p text:style-name="P16">¿¿¿¿¿¿¿¿¿¿¿¿¿¿¿¿¿¿¿¿¿¿¿¿¿¿¿¿¿¿¿¿¿¿¿¿¿¿</text:p>
            <text:p text:style-name="P16">* <text:s/>SE AÑADE UN TOKEN/COOKI CON EL NOBRE DEL ALUMNO??</text:p>
            <text:p text:style-name="P17"><text:span text:style-name="T5"/></text:p>
          </table:table-cell>
          <table:table-cell table:style-name="Tabla1.C6" office:value-type="string">
            <text:p text:style-name="P18"/>
          </table:table-cell>
        </table:table-row>
        <table:table-row table:style-name="Tabla1.6">
          <table:table-cell table:style-name="Tabla1.A3" office:value-type="string">
            <text:p text:style-name="P2"/>
          </table:table-cell>
          <table:table-cell table:style-name="Tabla1.B8" office:value-type="string">
            <text:p text:style-name="P4">SERVER<text:span text:style-name="T15">COMPROBAR QUE FUNCIONA REFIRECCION SI NO VALIDA</text:span></text:p>
          </table:table-cell>
          <table:table-cell table:style-name="Tabla1.C6" office:value-type="string">
            <text:p text:style-name="P18"/>
          </table:table-cell>
        </table:table-row>
        <table:table-row table:style-name="Tabla1.7">
          <table:table-cell table:style-name="Tabla1.B3" office:value-type="string">
            <text:p text:style-name="P2"/>
          </table:table-cell>
          <table:table-cell table:style-name="Tabla1.B3" office:value-type="string">
            <text:p text:style-name="P4">CONEXION CON PAGINA SIGUIENTE<text:span text:style-name="T15">PASAR A SIGUIENTE PAG»»</text:span><text:span text:style-name="T17">MENU </text:span><text:span text:style-name="T18">USUARIO</text:span></text:p>
          </table:table-cell>
          <table:table-cell table:style-name="Tabla1.C9" office:value-type="string">
            <text:p text:style-name="P18"/>
          </table:table-cell>
        </table:table-row>
        <table:table-row table:style-name="Tabla1.7">
          <table:table-cell table:style-name="Tabla1.A2" office:value-type="string">
            <text:p text:style-name="P19">PRESENTACION</text:p>
          </table:table-cell>
          <table:table-cell table:style-name="Tabla1.B2" office:value-type="string">
            <text:p text:style-name="P4">HTML<text:span text:style-name="T6">ARREGLAR IMAGEN DE MATI</text:span></text:p>
            <text:p text:style-name="P20">ARREGLAR AUDIO</text:p>
            <text:p text:style-name="P21">AÑADIR AUDIO <text:s/></text:p>
          </table:table-cell>
          <table:table-cell table:style-name="Tabla1.B8" office:value-type="string">
            <text:p text:style-name="P18"/>
          </table:table-cell>
        </table:table-row>
        <table:table-row table:style-name="Tabla1.7">
          <table:table-cell table:style-name="Tabla1.A3" office:value-type="string">
            <text:p text:style-name="P22">FALTA AUDIO <text:span text:style-name="T19">AUTO</text:span></text:p>
          </table:table-cell>
          <table:table-cell table:style-name="Tabla1.B3" office:value-type="string">
            <text:p text:style-name="P2"><text:span text:style-name="T20">JAVASCRIPT</text:span><text:span text:style-name="T21">AÑADIR <text:s/>QUE SE REPRODUZCA EL AUDIO CUANDO SE PULSE</text:span></text:p>
          </table:table-cell>
          <table:table-cell table:style-name="Tabla1.C9" office:value-type="string">
            <text:p text:style-name="P18"/>
          </table:table-cell>
        </table:table-row>
        <table:table-row table:style-name="Tabla1.7">
          <table:table-cell table:style-name="Tabla1.A3" office:value-type="string">
            <text:p text:style-name="P2"/>
          </table:table-cell>
          <table:table-cell table:style-name="Tabla1.B3" office:value-type="string">
            <text:p text:style-name="P4">SERVER</text:p>
          </table:table-cell>
          <table:table-cell table:style-name="Tabla1.C9" office:value-type="string">
            <text:p text:style-name="P18"/>
          </table:table-cell>
        </table:table-row>
        <text:soft-page-break/>
        <table:table-row table:style-name="Tabla1.7">
          <table:table-cell table:style-name="Tabla1.B3" office:value-type="string">
            <text:p text:style-name="P2"/>
          </table:table-cell>
          <table:table-cell table:style-name="Tabla1.B3" office:value-type="string">
            <text:p text:style-name="P4">CONEXION CON PAGINA SIGUIENTE<text:span text:style-name="T22">PASAR A SIGUIENTE PAG»»</text:span><text:span text:style-name="T23">INTRO MUNDO 1</text:span></text:p>
          </table:table-cell>
          <table:table-cell table:style-name="Tabla1.C9" office:value-type="string">
            <text:p text:style-name="P18"/>
          </table:table-cell>
        </table:table-row>
        <table:table-row table:style-name="Tabla1.7">
          <table:table-cell table:style-name="Tabla1.A14" office:value-type="string">
            <text:p text:style-name="P19">INTRO</text:p>
          </table:table-cell>
          <table:table-cell table:style-name="Tabla1.B3" office:value-type="string">
            <text:p text:style-name="P2"><text:span text:style-name="T20">HTML</text:span><text:span text:style-name="T24">ARREGLAR <text:s/>HOVER BOTON</text:span></text:p>
            <text:p text:style-name="P23">AÑADIR UN BLOQUE DE AUDIO</text:p>
          </table:table-cell>
          <table:table-cell table:style-name="Tabla1.C9" office:value-type="string">
            <text:p text:style-name="P18"/>
          </table:table-cell>
        </table:table-row>
        <table:table-row table:style-name="Tabla1.7">
          <table:table-cell table:style-name="Tabla1.C6" office:value-type="string">
            <text:p text:style-name="P24">FALTA AUDIO <text:span text:style-name="T19">AUTO</text:span></text:p>
          </table:table-cell>
          <table:table-cell table:style-name="Tabla1.B3" office:value-type="string">
            <text:p text:style-name="P2"><text:span text:style-name="T20">JAVASCRIPT</text:span><text:span text:style-name="T24">PASAR A LA SIGUIENET PAGINA AL PUSLSAR EL BOTON</text:span></text:p>
            <text:p text:style-name="P23">HACER QUE SE OIGA EL AUDIO AL PULSAR EL BOTON</text:p>
            <text:p text:style-name="P25">MODIFICAR MENSAJE DEL ALERT</text:p>
            <text:p text:style-name="P25">MODIFICAR AUDIO</text:p>
            <text:p text:style-name="P26">ELIMINAR AMBAS COSAS → NO PRIORITARIO</text:p>
          </table:table-cell>
          <table:table-cell table:style-name="Tabla1.C9" office:value-type="string">
            <text:p text:style-name="P18"/>
          </table:table-cell>
        </table:table-row>
        <table:table-row table:style-name="Tabla1.7">
          <table:table-cell table:style-name="Tabla1.C6" office:value-type="string">
            <text:p text:style-name="P2"/>
          </table:table-cell>
          <table:table-cell table:style-name="Tabla1.B3" office:value-type="string">
            <text:p text:style-name="P4">SERVER</text:p>
          </table:table-cell>
          <table:table-cell table:style-name="Tabla1.C9" office:value-type="string">
            <text:p text:style-name="P18"/>
          </table:table-cell>
        </table:table-row>
        <table:table-row table:style-name="Tabla1.7">
          <table:table-cell table:style-name="Tabla1.C9" office:value-type="string">
            <text:p text:style-name="P2"/>
          </table:table-cell>
          <table:table-cell table:style-name="Tabla1.B3" office:value-type="string">
            <text:p text:style-name="P2"><text:span text:style-name="T20">CONEXION CON PAGINA SIGUIENTE</text:span><text:span text:style-name="T24">P</text:span><text:span text:style-name="T25">ASAR A SIGUIENTE PAG»»</text:span><text:span text:style-name="T26">MAPA</text:span></text:p>
          </table:table-cell>
          <table:table-cell table:style-name="Tabla1.C9" office:value-type="string">
            <text:p text:style-name="P27"/>
          </table:table-cell>
        </table:table-row>
        <table:table-row table:style-name="Tabla1.7">
          <table:table-cell table:style-name="Tabla1.A14" office:value-type="string">
            <text:p text:style-name="P19">MAPA</text:p>
          </table:table-cell>
          <table:table-cell table:style-name="Tabla1.B3" office:value-type="string">
            <text:p text:style-name="P2"><text:span text:style-name="T20">HTML</text:span><text:span text:style-name="T24">HACER QUE SE MUEVA EL MUÑECO DE INICIO A RETO 1</text:span></text:p>
            <text:p text:style-name="P23">PREPARAR DE RETO 1 A RETO 2</text:p>
            <text:p text:style-name="P4"><text:span text:style-name="T16"/></text:p>
          </table:table-cell>
          <table:table-cell table:style-name="Tabla1.C9" office:value-type="string">
            <text:p text:style-name="P27"/>
          </table:table-cell>
        </table:table-row>
        <table:table-row table:style-name="Tabla1.7">
          <table:table-cell table:style-name="Tabla1.C6" office:value-type="string">
            <text:p text:style-name="P28">AUDIO:<text:line-break/>VAMOS AL PRIMER RETO¡¡</text:p>
          </table:table-cell>
          <table:table-cell table:style-name="Tabla1.B3" office:value-type="string">
            <text:p text:style-name="P2"><text:span text:style-name="T20">JAVASCRIPT</text:span><text:span text:style-name="T24">PREPARAR EVENT LISTENER PARA PASAR ENTRE PANTALLAS</text:span></text:p>
            <text:p text:style-name="P23">REDRECCIONAR A RETO 1</text:p>
          </table:table-cell>
          <table:table-cell table:style-name="Tabla1.C9" office:value-type="string">
            <text:p text:style-name="P27"/>
          </table:table-cell>
        </table:table-row>
        <table:table-row table:style-name="Tabla1.7">
          <table:table-cell table:style-name="Tabla1.C6" office:value-type="string">
            <text:p text:style-name="P24">FALTA AUDIO <text:span text:style-name="T19">AUTO</text:span></text:p>
          </table:table-cell>
          <table:table-cell table:style-name="Tabla1.B3" office:value-type="string">
            <text:p text:style-name="P4">SERVER</text:p>
          </table:table-cell>
          <table:table-cell table:style-name="Tabla1.C9" office:value-type="string">
            <text:p text:style-name="P27"/>
          </table:table-cell>
        </table:table-row>
        <table:table-row table:style-name="Tabla1.7">
          <table:table-cell table:style-name="Tabla1.C9" office:value-type="string">
            <text:p text:style-name="P2"/>
          </table:table-cell>
          <table:table-cell table:style-name="Tabla1.B3" office:value-type="string">
            <text:p text:style-name="P4">CONEXION CON PAGINA SIGUIENTE<text:span text:style-name="T22">PASAR A SIGUIENTE PAG»»</text:span><text:span text:style-name="T27">RETO1</text:span>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A14" office:value-type="string">
            <text:p text:style-name="P19">RETO 1</text:p>
          </table:table-cell>
          <table:table-cell table:style-name="Tabla1.B3" office:value-type="string">
            <text:p text:style-name="P4">HTML<text:span text:style-name="T22">PREPARAR QUE SE ESCUCHE EL AUDIO QUE EXPLICA</text:span></text:p>
            <text:p text:style-name="P23">PREPARAR PARRAFO QUE LO EXPLIQUE</text:p>
            <text:p text:style-name="P4"><text:span text:style-name="T16"/>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6" office:value-type="string">
            <text:p text:style-name="P29">AUDIO:<text:line-break/><text:span text:style-name="T28">PARRAFO QUE EXPLICA</text:span>¡</text:p>
          </table:table-cell>
          <table:table-cell table:style-name="Tabla1.B3" office:value-type="string">
            <text:p text:style-name="P4">JAVASCRIPT<text:span text:style-name="T22">PREPARAR QUE SE OIGAN LOS AUDIOS </text:span>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6" office:value-type="string">
            <text:p text:style-name="P24">FALTA AUDIO <text:span text:style-name="T19">AUTO</text:span></text:p>
          </table:table-cell>
          <table:table-cell table:style-name="Tabla1.B3" office:value-type="string">
            <text:p text:style-name="P4">SERVER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9" office:value-type="string">
            <text:p text:style-name="P2"/>
          </table:table-cell>
          <table:table-cell table:style-name="Tabla1.B3" office:value-type="string">
            <text:p text:style-name="P4">CONEXION CON PAGINA SIGUIENTE<text:span text:style-name="T22">PASAR A SIGUIENTE PAG»»</text:span><text:span text:style-name="T27">MAPA</text:span>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A14" office:value-type="string">
            <text:p text:style-name="P19">MAPA</text:p>
          </table:table-cell>
          <table:table-cell table:style-name="Tabla1.B3" office:value-type="string">
            <text:p text:style-name="P4">HTML<text:span text:style-name="T22">HACER QUE SE MUEVA EL MUÑECO DE RETO 1 <text:s/>A RETO 2</text:span></text:p>
            <text:p text:style-name="P30"><text:span text:style-name="T5"/>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6" office:value-type="string">
            <text:p text:style-name="P31">AUDIO:<text:line-break/>VAMOS AL <text:span text:style-name="T29">SEGUNDO</text:span> RETO¡¡</text:p>
          </table:table-cell>
          <table:table-cell table:style-name="Tabla1.B3" office:value-type="string">
            <text:p text:style-name="P4">JAVASCRIPT<text:span text:style-name="T22">QUE EL FONDO DEL RETO CAMBIE SI LO HA CONSEGUIDO O NO</text:span>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6" office:value-type="string">
            <text:p text:style-name="P24">FALTA AUDIO <text:span text:style-name="T19">AUTO</text:span></text:p>
          </table:table-cell>
          <table:table-cell table:style-name="Tabla1.B3" office:value-type="string">
            <text:p text:style-name="P4">SERVER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9" office:value-type="string">
            <text:p text:style-name="P2"/>
          </table:table-cell>
          <table:table-cell table:style-name="Tabla1.B3" office:value-type="string">
            <text:p text:style-name="P4">CONEXION CON PAGINA SIGUIENTE<text:span text:style-name="T22">PASAR A </text:span><text:soft-page-break/><text:span text:style-name="T22">SIGUIENTE PAG»»</text:span><text:span text:style-name="T27">RETO2</text:span>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A14" office:value-type="string">
            <text:p text:style-name="P32">RETO 2</text:p>
            <text:p text:style-name="P32"><text:span text:style-name="T30">AUDIO:<text:line-break/></text:span><text:span text:style-name="T31">EXPLICACION</text:span></text:p>
            <text:p text:style-name="P32"><text:span text:style-name="T31"/></text:p>
            <text:p text:style-name="P33">AUDIO EXPLISION??</text:p>
          </table:table-cell>
          <table:table-cell table:style-name="Tabla1.B3" office:value-type="string">
            <text:p text:style-name="P4">HTML<text:span text:style-name="T16">P</text:span><text:span text:style-name="T22">REPARAR QUE SE ESCUCHE EL AUDIO QUE EXPLICA</text:span></text:p>
            <text:p text:style-name="P23">PREPARAR CONTENEDOR DE CAÑONES</text:p>
            <text:p text:style-name="P23">DESCARGAR UNA IMAGEN PARA CAÑON</text:p>
            <text:p text:style-name="P23">DESCARGAR UNA IMAGEN PARA BARCO</text:p>
            <text:p text:style-name="P23">ARREGLAR BOTON + HOVER</text:p>
            <text:p text:style-name="P23">PREPARAR PARRAFO QUE LO EXPLIQUE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6" office:value-type="string">
            <text:p text:style-name="P24">FALTA AUDIO <text:span text:style-name="T19">AUTO</text:span></text:p>
          </table:table-cell>
          <table:table-cell table:style-name="Tabla1.B3" office:value-type="string">
            <text:p text:style-name="P4">JAVASCRIPT<text:span text:style-name="T22">PREPARAR QUE SE OIGAN LOS AUDIOS <text:s/>EXPLICATIVOS</text:span></text:p>
            <text:p text:style-name="P23">PREPARAR MODO ALEATORIO</text:p>
            <text:p text:style-name="P23">PREPARAR QUE SE CREEN CAÑONES SEGUN LO ALEATORIO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6" office:value-type="string">
            <text:p text:style-name="P2"/>
          </table:table-cell>
          <table:table-cell table:style-name="Tabla1.B3" office:value-type="string">
            <text:p text:style-name="P4">SERVER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6" office:value-type="string">
            <text:p text:style-name="P2"/>
          </table:table-cell>
          <table:table-cell table:style-name="Tabla1.B3" office:value-type="string">
            <text:p text:style-name="P4">CONEXION CON PAGINA SIGUIENTE<text:span text:style-name="T22">PASAR A SIGUIENTE PAG»»</text:span><text:span text:style-name="T27">DESCANSO</text:span>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A14" office:value-type="string">
            <text:p text:style-name="P9">DESCANSO<text:line-break/><text:span text:style-name="T7">8-10</text:span></text:p>
          </table:table-cell>
          <table:table-cell table:style-name="Tabla1.B2" office:value-type="string">
            <text:p text:style-name="P34">HTML<text:line-break/></text:p>
            <text:p text:style-name="P34"><text:span text:style-name="T32">* </text:span><text:span text:style-name="T22">PREPARAR HTML</text:span></text:p>
            <text:p text:style-name="P34"><text:span text:style-name="T22"/></text:p>
            <text:p text:style-name="P35">* AÑADIR AUDIO DE FONDO</text:p>
            <text:p text:style-name="P36"><text:span text:style-name="T5"/></text:p>
            <text:p text:style-name="P37">* AÑADIR TITLE AL BOTON DE MENU</text:p>
            <text:p text:style-name="P4"><text:span text:style-name="T16"/></text:p>
          </table:table-cell>
          <table:table-cell table:style-name="Tabla1.B8" office:value-type="string">
            <text:p text:style-name="P2"/>
          </table:table-cell>
        </table:table-row>
        <table:table-row table:style-name="Tabla1.7">
          <table:table-cell table:style-name="Tabla1.C6" office:value-type="string">
            <text:p text:style-name="P24">FALTA AUDIO <text:span text:style-name="T19">AUTO</text:span></text:p>
          </table:table-cell>
          <table:table-cell table:style-name="Tabla1.B3" office:value-type="string">
            <text:p text:style-name="P4">JAVASCRIPT<text:line-break/>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6" office:value-type="string">
            <text:p text:style-name="P38">AÑADIR AUDIO de fondo</text:p>
          </table:table-cell>
          <table:table-cell table:style-name="Tabla1.B3" office:value-type="string">
            <text:p text:style-name="P4">SERVERS<text:span text:style-name="T16">SACAR DE SESION</text:span></text:p>
          </table:table-cell>
          <table:table-cell table:style-name="Tabla1.C9" office:value-type="string">
            <text:p text:style-name="P39"/>
          </table:table-cell>
        </table:table-row>
        <table:table-row table:style-name="Tabla1.7">
          <table:table-cell table:style-name="Tabla1.C9" office:value-type="string">
            <text:p text:style-name="P2"/>
          </table:table-cell>
          <table:table-cell table:style-name="Tabla1.B3" office:value-type="string">
            <text:p text:style-name="P4">CONEXION CON PAGINA SIGUIENTE<text:span text:style-name="T15">PASAR A SIGUIENTE PAG»»</text:span><text:span text:style-name="T33">MENU </text:span><text:span text:style-name="T34">ALUMNO</text:span>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A2" office:value-type="string">
            <text:p text:style-name="P40">ALUMNO<text:line-break/><text:line-break/><text:span text:style-name="T7">8-10</text:span></text:p>
          </table:table-cell>
          <table:table-cell table:style-name="Tabla1.B2" office:value-type="string">
            <text:p text:style-name="P41">HTML</text:p>
            <text:p text:style-name="P42"><text:span text:style-name="T20"/></text:p>
            <text:p text:style-name="P43">MODIFICAR TAMAÑO BOTON CONTACTO</text:p>
            <text:p text:style-name="P42"><text:span text:style-name="T35"/></text:p>
            <text:p text:style-name="P44"><text:span text:style-name="T36">* </text:span><text:s/>LOS LABEL DEL MENU TB SON PULSABLES</text:p>
            <text:p text:style-name="P45"/>
            <text:p text:style-name="P46"><text:span text:style-name="T36">* </text:span>BOOTSTRAP</text:p>
            <text:p text:style-name="P46"/>
            <text:p text:style-name="P47">* AAREGLAR MAARGEN DE BOTONES DE MENU</text:p>
            <text:p text:style-name="P46"/>
            <text:p text:style-name="P48">* AÑADIR TITLE EN LOS BOTONES DE</text:p>
            <text:p text:style-name="P48"><text:s text:c="4"/>- EXIT</text:p>
            <text:p text:style-name="P48"><text:s text:c="4"/>- CONTACTO </text:p>
            <text:p text:style-name="P48"><text:s text:c="4"/>- STATS</text:p>
            <text:p text:style-name="P48"><text:s text:c="4"/>- JUGAR</text:p>
            <text:p text:style-name="P49"><text:span text:style-name="T16"/></text:p>
          </table:table-cell>
          <table:table-cell table:style-name="Tabla1.B8" office:value-type="string">
            <text:p text:style-name="P2"><text:s/></text:p>
          </table:table-cell>
        </table:table-row>
        <text:soft-page-break/>
        <table:table-row table:style-name="Tabla1.7">
          <table:table-cell table:style-name="Tabla1.A3" office:value-type="string">
            <text:p text:style-name="P19"/>
          </table:table-cell>
          <table:table-cell table:style-name="Tabla1.B3" office:value-type="string">
            <text:p text:style-name="P41">JAVASCRIPT </text:p>
            <text:p text:style-name="P41"><text:line-break/><text:span text:style-name="T37">* </text:span><text:span text:style-name="T35">REDIRIGIR A LAS OPCIONES DE L MENU</text:span></text:p>
            <text:p text:style-name="P50"><text:span text:style-name="T38"><text:s text:c="3"/>- </text:span><text:span text:style-name="T39">STATS </text:span><text:span text:style-name="T40">===&gt; </text:span><text:span text:style-name="T41">ESTADISCITCAS.HTML</text:span></text:p>
            <text:p text:style-name="P50"><text:span text:style-name="T39"><text:s text:c="3"/>- JUGAR</text:span><text:span text:style-name="T40">====&gt; </text:span><text:span text:style-name="T41">PRESENTACION.HTML</text:span></text:p>
            <text:p text:style-name="P51"><text:span text:style-name="T42"/></text:p>
            <text:p text:style-name="P52"><text:span text:style-name="T42">* </text:span><text:span text:style-name="T43">RE</text:span><text:span text:style-name="T44">VISAR BOTON EXIT </text:span><text:span text:style-name="T42">=»</text:span><text:span text:style-name="T44">SI SALGO + DOY ATRAS VUELVO A LA SESION. </text:span><text:span text:style-name="T42">=»&gt; </text:span><text:span text:style-name="T44">CORREGIR</text:span></text:p>
            <text:p text:style-name="P53"/>
            <text:p text:style-name="P53"><text:span text:style-name="T45">* OCULTAR EL LABEL DE JUGAR TRAS UNA PARTIDA</text:span><text:line-break/></text:p>
            <text:p text:style-name="P54"/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A3" office:value-type="string">
            <text:p text:style-name="P55"/>
          </table:table-cell>
          <table:table-cell table:style-name="Tabla1.B3" office:value-type="string">
            <text:p text:style-name="P41">SERVERS</text:p>
            <text:p text:style-name="P41"><text:span text:style-name="T43"/></text:p>
            <text:p text:style-name="P56"><text:span text:style-name="T46">* </text:span><text:span text:style-name="T38">REVISAR RUTAS DE TODOS LOS BOTONES </text:span></text:p>
            <text:list text:style-name="L1">
              <text:list-item>
                <text:p text:style-name="P57">EXIT</text:p>
              </text:list-item>
              <text:list-item>
                <text:p text:style-name="P57">CORREO</text:p>
              </text:list-item>
              <text:list-item>
                <text:p text:style-name="P57">STATS</text:p>
              </text:list-item>
              <text:list-item>
                <text:p text:style-name="P57">PLAY</text:p>
              </text:list-item>
            </text:list>
            <text:p text:style-name="P58"><text:span text:style-name="T47">¿¿¿¿¿¿¿¿¿¿¿¿¿¿¿¿¿¿¿¿¿¿¿¿¿¿¿¿¿¿¿¿¿¿</text:span><text:line-break/><text:span text:style-name="T47">* SE MANDA A CLIENTE EL NOMBRE DEL ALUMNO?</text:span>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B3" office:value-type="string">
            <text:p text:style-name="P19"/>
          </table:table-cell>
          <table:table-cell table:style-name="Tabla1.B3" office:value-type="string">
            <text:p text:style-name="P4">CONEXION CON PAGINA SIGUIENTE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A14" office:value-type="string">
            <text:p text:style-name="P59">CONTACTO</text:p>
          </table:table-cell>
          <table:table-cell table:style-name="Tabla1.B3" office:value-type="string">
            <text:p text:style-name="P2"><text:span text:style-name="T20">HTML<text:line-break/><text:line-break/></text:span><text:span text:style-name="T48">*</text:span><text:span text:style-name="T49"> BOOTSTRAP</text:span><text:span text:style-name="T50"><text:line-break/></text:span><text:span text:style-name="T20"><text:line-break/></text:span><text:span text:style-name="T51">* </text:span><text:span text:style-name="T35">MODIFICAR TAMAÑO BOTON CONTACTO<text:line-break/></text:span>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6" office:value-type="string">
            <text:p text:style-name="P19"/>
          </table:table-cell>
          <table:table-cell table:style-name="Tabla1.B3" office:value-type="string">
            <text:p text:style-name="P51">JAVASCRIPT <text:line-break/><text:line-break/><text:span text:style-name="T52">*</text:span><text:span text:style-name="T35"> </text:span><text:span text:style-name="T53">MOSTRAR ALERT SI EL PATRON </text:span><text:span text:style-name="T54">DEL NOMBRE </text:span><text:span text:style-name="T53">NO ES CORRECTO</text:span></text:p>
            <text:p text:style-name="P51"><text:span text:style-name="T53"/></text:p>
            <text:p text:style-name="P60"><text:span text:style-name="T55">* </text:span><text:span text:style-name="T38">REVISAR RUTAS DE TODOS LOS BOTONES </text:span></text:p>
            <text:list text:continue-numbering="true" text:style-name="L1">
              <text:list-item>
                <text:p text:style-name="P61">EXIT</text:p>
              </text:list-item>
              <text:list-item>
                <text:p text:style-name="P62">ATRAS</text:p>
              </text:list-item>
            </text:list>
            <text:p text:style-name="P63"/>
            <text:p text:style-name="P64">* MOSTRAR MENSAJE CUANDO SE MANDE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6" office:value-type="string">
            <text:p text:style-name="P55"/>
          </table:table-cell>
          <table:table-cell table:style-name="Tabla1.B3" office:value-type="string">
            <text:p text:style-name="P4">SERVERS<text:span text:style-name="T43"><text:line-break/></text:span></text:p>
            <text:p text:style-name="P65">* GESTIONAR MAIL → <text:span text:style-name="T56">JAVA MAIL</text:span></text:p>
            <text:p text:style-name="P66"/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9" office:value-type="string">
            <text:p text:style-name="P19"/>
          </table:table-cell>
          <table:table-cell table:style-name="Tabla1.B3" office:value-type="string">
            <text:p text:style-name="P67">CONEXION CON PAGINA SIGUIENTE<text:span text:style-name="T44">PASAR A SIGUIENTE PAG»»</text:span><text:span text:style-name="T57">??????????????????</text:span>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9" table:number-rows-spanned="4" office:value-type="string">
            <text:p text:style-name="P68">REDI</text:p>
          </table:table-cell>
          <table:table-cell table:style-name="Tabla1.B3" office:value-type="string">
            <text:p text:style-name="P4">HTML</text:p>
            <text:p text:style-name="P4"><text:span text:style-name="T16"/></text:p>
            <text:p text:style-name="P5">* BOOTSTRAP<text:line-break/></text:p>
            <text:p text:style-name="P5"><text:soft-page-break/>* AÑADIR TITLES EN BOTONES</text:p>
            <text:p text:style-name="P69"><text:span text:style-name="T5"/></text:p>
            <text:p text:style-name="P54">* AÑADIR ICONO DE <text:span text:style-name="T58">MATI</text:span></text:p>
            <text:p text:style-name="P70"><text:span text:style-name="T5"/></text:p>
            <text:p text:style-name="P71"><text:span text:style-name="T5"/>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covered-table-cell table:style-name="Tabla1.C9"/>
          <table:table-cell table:style-name="Tabla1.B3" office:value-type="string">
            <text:p text:style-name="P4">JAVASCRIPT<text:line-break/></text:p>
            <text:p text:style-name="P72"><text:span text:style-name="T5">* REDIRIGE A LOGIN</text:span> 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covered-table-cell table:style-name="Tabla1.C9"/>
          <table:table-cell table:style-name="Tabla1.B3" office:value-type="string">
            <text:p text:style-name="P4">SERVERS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covered-table-cell table:style-name="Tabla1.C9"/>
          <table:table-cell table:style-name="Tabla1.B3" office:value-type="string">
            <text:p text:style-name="P41">CONEXION CON PAGINA SIGUIENTE<text:span text:style-name="T22">PASAR A SIGUIENTE PAG»»</text:span><text:span text:style-name="T59">LOGIN</text:span>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A14" office:value-type="string">
            <text:p text:style-name="P73">PROFESOR<text:line-break/><text:line-break/><text:span text:style-name="T7">8-10</text:span></text:p>
          </table:table-cell>
          <table:table-cell table:style-name="Tabla1.B3" office:value-type="string">
            <text:p text:style-name="P34">HTML<text:line-break/></text:p>
            <text:p text:style-name="P34"><text:span text:style-name="T32">* </text:span><text:span text:style-name="T22">PREPARAR HTML</text:span></text:p>
            <text:p text:style-name="P34"><text:span text:style-name="T22"/></text:p>
            <text:p text:style-name="P35">* AÑADIR AUDIO DE FONDO ??????????????</text:p>
            <text:p text:style-name="P36"><text:span text:style-name="T5"/></text:p>
            <text:p text:style-name="P74"><text:span text:style-name="T5">* AÑADIR TITLE AL BOTON </text:span><text:span text:style-name="T60">EXIT</text:span></text:p>
            <text:p text:style-name="P36"><text:span text:style-name="T60"/></text:p>
            <text:p text:style-name="P75">* AÑADIR ICONOS COMO BOTONES PARA EL MENU DE PROFESOR</text:p>
            <text:p text:style-name="P76"><text:span text:style-name="T5"/></text:p>
            <text:p text:style-name="P75">* MODIFICAR MENIU PROFESOR A VERTICAL</text:p>
            <text:p text:style-name="P76"><text:span text:style-name="T5"/></text:p>
            <text:p text:style-name="P77">* BOOTSTRAP</text:p>
            <text:p text:style-name="P76"><text:span text:style-name="T5"/></text:p>
            <text:p text:style-name="P77">* AÑADIR NOMBRE DE PROFESOR + BIENVENIDO</text:p>
            <text:p text:style-name="P76"><text:span text:style-name="T5"/></text:p>
            <text:p text:style-name="P75">* MODIFICCAR ANIMACION DEL BOTON EXIT</text:p>
            <text:p text:style-name="P4"><text:span text:style-name="T16"/>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6" office:value-type="string">
            <text:p text:style-name="P2"/>
          </table:table-cell>
          <table:table-cell table:style-name="Tabla1.B3" office:value-type="string">
            <text:p text:style-name="P4">JAVASCRIPT<text:line-break/><text:span text:style-name="T61"/></text:p>
            <text:p text:style-name="P78"><text:span text:style-name="T5">* REDIRECCIONES</text:span> <text:s/>====&gt;oK</text:p>
            <text:p text:style-name="P78"/>
            <text:p text:style-name="P76">*<text:span text:style-name="T5"> CON EL NOMBRE DE USUARIO MOSTRAR UN BIENVENIDO (ALERT? O HTML?)</text:span>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6" office:value-type="string">
            <text:p text:style-name="P38">AÑADIR AUDIO de fondo ????????</text:p>
          </table:table-cell>
          <table:table-cell table:style-name="Tabla1.B3" office:value-type="string">
            <text:p text:style-name="P4">SERVERS<text:span text:style-name="T44">SACAR DE SESION</text:span></text:p>
          </table:table-cell>
          <table:table-cell table:style-name="Tabla1.C9" office:value-type="string">
            <text:p text:style-name="P39"/>
          </table:table-cell>
        </table:table-row>
        <table:table-row table:style-name="Tabla1.7">
          <table:table-cell table:style-name="Tabla1.C6" office:value-type="string">
            <text:p text:style-name="P2"/>
          </table:table-cell>
          <table:table-cell table:style-name="Tabla1.B3" office:value-type="string">
            <text:p text:style-name="P4">CONEXION CON PAGINA SIGUIENTE<text:span text:style-name="T15">PASAR A SIGUIENTE PAG»»</text:span><text:span text:style-name="T62">STATS //GESTION ALUMNOS</text:span>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9" office:value-type="string">
            <text:p text:style-name="P19"/>
          </table:table-cell>
          <table:table-cell table:style-name="Tabla1.B3" office:value-type="string">
            <text:p text:style-name="P4"/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A14" office:value-type="string">
            <text:p text:style-name="P79">ESTADISTICAS<text:line-break/><text:line-break/><text:span text:style-name="T63">6_10</text:span></text:p>
            <text:p text:style-name="P80">7_10</text:p>
          </table:table-cell>
          <table:table-cell table:style-name="Tabla1.B3" office:value-type="string">
            <text:p text:style-name="P34">HTML<text:line-break/></text:p>
            <text:p text:style-name="P81"><text:span text:style-name="T64">* </text:span><text:span text:style-name="T5">PREPARAR HTML</text:span></text:p>
            <text:p text:style-name="P34"><text:span text:style-name="T22"/></text:p>
            <text:p text:style-name="P35">* AÑADIR AUDIO DE FONDO ??????????????</text:p>
            <text:p text:style-name="P82"><text:soft-page-break/><text:span text:style-name="T5"/></text:p>
            <text:p text:style-name="P83"><text:span text:style-name="T5"/></text:p>
            <text:p text:style-name="P77">* BOOTSTRAP</text:p>
            <text:p text:style-name="P76"><text:span text:style-name="T5"/></text:p>
            <text:p text:style-name="P76"><text:span text:style-name="T5">* AÑADIR </text:span><text:span text:style-name="T65">CLASE Y CURSO??</text:span></text:p>
            <text:p text:style-name="P76"><text:span text:style-name="T65"/></text:p>
            <text:p text:style-name="P84"><text:span text:style-name="T65">* </text:span><text:span text:style-name="T5">¿¿¿¿ ???????????????????????</text:span></text:p>
            <text:p text:style-name="P85">CARGA OPCIONES DESDE LA BASE DE DATOS<text:line-break/>¿¿¿¿¿¿¿¿¿¿¿¿¿¿¿¿¿¿¿¿¿¿¿¿¿¿¿¿¿¿¿</text:p>
            <text:p text:style-name="P76"><text:span text:style-name="T65"/></text:p>
            <text:p text:style-name="P86"><text:span text:style-name="T66">* </text:span><text:span text:style-name="T15">PREPARAR CONTENEDORES PARA MOSTRAR LA INFO--→ </text:span><text:span text:style-name="T67">falta la grafica</text:span></text:p>
            <text:p text:style-name="P87"><text:span text:style-name="T16"/></text:p>
            <text:p text:style-name="P88">* AJUSTAR DIV DEL NOMBRE PARA QUE TENGA SIEMPRE EL MISMO PADDING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6" office:value-type="string">
            <text:p text:style-name="P2"/>
          </table:table-cell>
          <table:table-cell table:style-name="Tabla1.B3" office:value-type="string">
            <text:p text:style-name="P4">JAVASCRIPT<text:line-break/></text:p>
            <text:p text:style-name="P78"><text:span text:style-name="T5">* REDIRECCIONES</text:span> <text:s/></text:p>
            <text:p text:style-name="P78"><text:s text:c="3"/>- <text:span text:style-name="T68">EXIT</text:span></text:p>
            <text:p text:style-name="P78"><text:s text:c="3"/>-<text:span text:style-name="T68">ATRAS </text:span><text:span text:style-name="T69">A <text:s/>ALUMNOS</text:span></text:p>
            <text:p text:style-name="P78"/>
            <text:p text:style-name="P76">*<text:span text:style-name="T5"> </text:span><text:span text:style-name="T70">PEDIR INFO DE ESE ALUMNO RECIBIDO POR GET PARA RELLENAR CONTENEDORES</text:span></text:p>
            <text:p text:style-name="P76"><text:span text:style-name="T70"/></text:p>
            <text:p text:style-name="P89">* CERRAR CONTENEDORES DE GRAFICA O TABLA CON UN BOTON EN x</text:p>
            <text:p text:style-name="P90"><text:span text:style-name="T5"/></text:p>
            <text:p text:style-name="P89">* MOSTRAR SELECT PARA GRAFICAS SEGUN TIPO DE RETOS SACADOS DE BDD </text:p>
            <text:p text:style-name="P90"><text:span text:style-name="T5"/></text:p>
            <text:p text:style-name="P89">* BOTONES DE MUNDO RECOGEN LA INFORMACION PARA LA TABLA DE LA BDD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6" office:value-type="string">
            <text:p text:style-name="P38">AÑADIR AUDIO de fondo ????????</text:p>
          </table:table-cell>
          <table:table-cell table:style-name="Tabla1.B3" office:value-type="string">
            <text:p text:style-name="P91">SERVERS</text:p>
            <text:p text:style-name="P91"><text:span text:style-name="T44"/></text:p>
            <text:p text:style-name="P91"><text:span text:style-name="T71">*</text:span><text:span text:style-name="T44">SACAR DE SESION</text:span></text:p>
            <text:p text:style-name="P92"><text:span text:style-name="T44"/></text:p>
            <text:p text:style-name="P89">* MANDAR JSON DE MUNDOS </text:p>
          </table:table-cell>
          <table:table-cell table:style-name="Tabla1.C9" office:value-type="string">
            <text:p text:style-name="P39"/>
          </table:table-cell>
        </table:table-row>
        <table:table-row table:style-name="Tabla1.7">
          <table:table-cell table:style-name="Tabla1.C9" office:value-type="string">
            <text:p text:style-name="P2"/>
          </table:table-cell>
          <table:table-cell table:style-name="Tabla1.B3" office:value-type="string">
            <text:p text:style-name="P4">CONEXION CON PAGINA SIGUIENTE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9" office:value-type="string">
            <text:p text:style-name="P93">LISTA ALUMNOS<text:line-break/><text:span text:style-name="T63">7_10</text:span></text:p>
          </table:table-cell>
          <table:table-cell table:style-name="Tabla1.B3" office:value-type="string">
            <text:p text:style-name="P34">HTML<text:line-break/></text:p>
            <text:p text:style-name="P81"><text:span text:style-name="T64">* </text:span><text:span text:style-name="T5">PREPARAR HTML</text:span></text:p>
            <text:p text:style-name="P34"><text:span text:style-name="T22"/></text:p>
            <text:p text:style-name="P35">* AÑADIR AUDIO DE FONDO ??????????????</text:p>
            <text:p text:style-name="P94"><text:span text:style-name="T5"/></text:p>
            <text:p text:style-name="P77">* BOOTSTRAP</text:p>
            <text:p text:style-name="P76"><text:span text:style-name="T5"/></text:p>
            <text:p text:style-name="P76"><text:span text:style-name="T5">* AÑADIR </text:span><text:span text:style-name="T65">CLASE Y CURSO??</text:span></text:p>
            <text:p text:style-name="P87"><text:span text:style-name="T16"/></text:p>
          </table:table-cell>
          <table:table-cell table:style-name="Tabla1.C9" office:value-type="string">
            <text:p text:style-name="P79">ESTADISTICAS</text:p>
          </table:table-cell>
        </table:table-row>
        <table:table-row table:style-name="Tabla1.7">
          <table:table-cell table:style-name="Tabla1.C9" office:value-type="string">
            <text:p text:style-name="P2"/>
          </table:table-cell>
          <table:table-cell table:style-name="Tabla1.B3" office:value-type="string">
            <text:p text:style-name="P4">JAVASCRIPT<text:line-break/><text:soft-page-break/></text:p>
            <text:p text:style-name="P76"><text:span text:style-name="T5">* REDIRECCIONES</text:span> <text:s/></text:p>
            <text:p text:style-name="P76"><text:s text:c="3"/>- <text:span text:style-name="T68">EXIT</text:span></text:p>
            <text:p text:style-name="P76"><text:s text:c="3"/>-<text:span text:style-name="T68">ATRAS</text:span></text:p>
            <text:p text:style-name="P76"><text:s text:c="3"/>- <text:span text:style-name="T68">ALUMNO </text:span><text:span text:style-name="T72">ENLACE</text:span></text:p>
            <text:p text:style-name="P78"/>
            <text:p text:style-name="P76">*<text:span text:style-name="T5"> </text:span><text:span text:style-name="T73">MOSTRAR ALUMNOS EN FORMA DE LISTA CON ENLACE + HOVER</text:span></text:p>
            <text:p text:style-name="P76"><text:span text:style-name="T73"/></text:p>
            <text:p text:style-name="P95"><text:span text:style-name="T73">* </text:span><text:span text:style-name="T5">AL HACER CLICK EN UN ENLACE LA ESTADISTICA DE X ALUMNO SE ABRE EN OTRA VENTANA =&gt; SI EL ALUMNO EES EL USUARIO RECOGEMOS LA COOKIE ‘USUARIO=ALUMNO” Y MANTENEMOS LA REDIRECCION ATRAS A MENUALUMNO<text:line-break/>SI <text:s/>USUARIO=PROFESOR , LA REDIRECCION A ATRAS <text:s/>SE PONE EN HIDDEN</text:span></text:p>
            <text:p text:style-name="P76"><text:span text:style-name="T73"/></text:p>
            <text:p text:style-name="P96"><text:span text:style-name="T73">* <text:s/></text:span><text:span text:style-name="T5">MANDAR NOMBRE DEL AUMNO A SERVER </text:span><text:span text:style-name="T70">POR GET</text:span>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9" office:value-type="string">
            <text:p text:style-name="P38">AÑADIR AUDIO de fondo ????????</text:p>
          </table:table-cell>
          <table:table-cell table:style-name="Tabla1.B3" office:value-type="string">
            <text:p text:style-name="P97">SERVERS</text:p>
            <text:p text:style-name="P97"><text:span text:style-name="T44"/></text:p>
            <text:p text:style-name="P97"><text:span text:style-name="T74">* </text:span><text:span text:style-name="T44">SACAR DE SESION</text:span></text:p>
            <text:p text:style-name="P97"><text:span text:style-name="T44"/></text:p>
            <text:p text:style-name="P98">* MANDAR LOISTA DE ALUMNOS DESDE BDD*</text:p>
          </table:table-cell>
          <table:table-cell table:style-name="Tabla1.C9" office:value-type="string">
            <text:p text:style-name="P38">AÑADIR AUDIO de fondo ????????</text:p>
          </table:table-cell>
        </table:table-row>
        <table:table-row table:style-name="Tabla1.7">
          <table:table-cell table:style-name="Tabla1.C9" office:value-type="string">
            <text:p text:style-name="P2"/>
          </table:table-cell>
          <table:table-cell table:style-name="Tabla1.B3" office:value-type="string">
            <text:p text:style-name="P4">CONEXION CON PAGINA SIGUIENTE<text:span text:style-name="T16">PASAR A SIGUIENTE PAG»»</text:span><text:span text:style-name="T75">STATS </text:span>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A14" office:value-type="string">
            <text:p text:style-name="P99">GESTION ALUMNO</text:p>
          </table:table-cell>
          <table:table-cell table:style-name="Tabla1.B3" office:value-type="string">
            <text:p text:style-name="P34">HTML<text:line-break/></text:p>
            <text:p text:style-name="P34"><text:span text:style-name="T32">* </text:span><text:span text:style-name="T22">PREPARAR HTML</text:span></text:p>
            <text:p text:style-name="P34"><text:span text:style-name="T22"/></text:p>
            <text:p text:style-name="P35">* AÑADIR AUDIO DE FONDO ??????????????</text:p>
            <text:p text:style-name="P36"><text:span text:style-name="T5"/></text:p>
            <text:p text:style-name="P74"><text:span text:style-name="T5">* AÑADIR TITLE AL BOTON </text:span><text:span text:style-name="T60">EXIT </text:span><text:span text:style-name="T76">+ ATRAS</text:span></text:p>
            <text:p text:style-name="P36"><text:span text:style-name="T60"/></text:p>
            <text:p text:style-name="P75">* AÑADIR ICONOS COMO BOTONES PARA EL MENU DE PROFESOR</text:p>
            <text:p text:style-name="P76"><text:span text:style-name="T76"/></text:p>
            <text:p text:style-name="P100">* AÑADIR TITLE A LOSO BOTONES( EXIT+ ATRAS + <text:s/>PREPARAR)</text:p>
            <text:p text:style-name="P76"><text:span text:style-name="T5"/></text:p>
            <text:p text:style-name="P77">* BOOTSTRAP</text:p>
            <text:p text:style-name="P76"><text:span text:style-name="T5"/></text:p>
            <text:p text:style-name="P76"><text:span text:style-name="T5"/></text:p>
            <text:p text:style-name="P78"><text:span text:style-name="T5">* MODIFICCAR ANIMACION DEL BOTON EXIT </text:span><text:span text:style-name="T76">+ ATRAS</text:span></text:p>
            <text:p text:style-name="P101"><text:span text:style-name="T5"/></text:p>
            <text:p text:style-name="P102">* RETOCAR FORMUKARIO S</text:p>
          </table:table-cell>
          <table:table-cell table:style-name="Tabla1.C9" office:value-type="string">
            <text:p text:style-name="P73">PROFESOR</text:p>
          </table:table-cell>
        </table:table-row>
        <table:table-row table:style-name="Tabla1.7">
          <table:table-cell table:style-name="Tabla1.C6" office:value-type="string">
            <text:p text:style-name="P2"/>
          </table:table-cell>
          <table:table-cell table:style-name="Tabla1.B3" office:value-type="string">
            <text:p text:style-name="P4">JAVASCRIPT<text:line-break/><text:soft-page-break/></text:p>
            <text:p text:style-name="P103">* CORREJIR REDIRECCIONES</text:p>
            <text:p text:style-name="P103"/>
            <text:p text:style-name="P76">*<text:span text:style-name="T5"> CON EL NOMBRE DE USUARIO MOSTRAR UN BIENVENIDO (ALERT? O HTML? </text:span><text:span text:style-name="T76">O COOKI</text:span><text:span text:style-name="T5">)</text:span></text:p>
            <text:p text:style-name="P76"><text:span text:style-name="T5"/></text:p>
            <text:p text:style-name="P104">* CONFIRMAR AQUE SE MANDA BIEN LA INFO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6" office:value-type="string">
            <text:p text:style-name="P38">AÑADIR AUDIO de fondo ????????</text:p>
          </table:table-cell>
          <table:table-cell table:style-name="Tabla1.B3" office:value-type="string">
            <text:p text:style-name="P4">SERVERS</text:p>
            <text:p text:style-name="P4"><text:span text:style-name="T44"><text:line-break/></text:span><text:span text:style-name="T77">* REVISAR QUE LA INFO SE GESITONA BIEN</text:span></text:p>
          </table:table-cell>
          <table:table-cell table:style-name="Tabla1.C9" office:value-type="string">
            <text:p text:style-name="P38"/>
          </table:table-cell>
        </table:table-row>
        <table:table-row table:style-name="Tabla1.7">
          <table:table-cell table:style-name="Tabla1.C9" office:value-type="string">
            <text:p text:style-name="P2"/>
          </table:table-cell>
          <table:table-cell table:style-name="Tabla1.B3" office:value-type="string">
            <text:p text:style-name="P4">CONEXION CON PAGINA SIGUIENTE<text:span text:style-name="T75"> </text:span>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9" office:value-type="string">
            <text:p text:style-name="P19"/>
          </table:table-cell>
          <table:table-cell table:style-name="Tabla1.B3" office:value-type="string">
            <text:p text:style-name="P4"/>
          </table:table-cell>
          <table:table-cell table:style-name="Tabla1.C9" office:value-type="string">
            <text:p text:style-name="P2"/>
          </table:table-cell>
        </table:table-row>
        <table:table-row>
          <table:table-cell table:style-name="Tabla1.A68" office:value-type="string">
            <text:p text:style-name="P105">PREPARAR MEMORIA</text:p>
          </table:table-cell>
          <table:table-cell table:style-name="Tabla1.B68" office:value-type="string">
            <text:p text:style-name="P106"/>
          </table:table-cell>
          <table:table-cell table:style-name="Tabla1.C68" office:value-type="string">
            <text:p text:style-name="P106"/>
          </table:table-cell>
        </table:table-row>
        <table:table-row>
          <table:table-cell table:style-name="Tabla1.A69" office:value-type="string">
            <text:p text:style-name="P105">SUBIR A UN DOMINIO</text:p>
          </table:table-cell>
          <table:table-cell table:style-name="Tabla1.B69" office:value-type="string">
            <text:p text:style-name="P106"/>
          </table:table-cell>
          <table:table-cell table:style-name="Tabla1.C69" office:value-type="string">
            <text:p text:style-name="P106"/>
          </table:table-cell>
        </table:table-row>
      </table:table>
      <text:p text:style-name="P1"/>
      <text:p text:style-name="P1"/>
      <text:p text:style-name="P107">Sonido acierto:<text:line-break/></text:p>
      <text:p text:style-name="P107"/>
      <text:p text:style-name="P107"><text:span text:style-name="T78">baarco pirata P2M2:<text:line-break/></text:span><text:line-break/><text:a xlink:type="simple" xlink:href="https://pixabay.com/es/vectors/buques-barco-pirata-barco-real-7846328/" text:style-name="Internet_20_link" text:visited-style-name="Visited_20_Internet_20_Link">https://pixabay.com/es/vectors/buques-barco-pirata-barco-real-7846328/</text:a><text:line-break/><text:line-break/><text:span text:style-name="T79">autor:dueg-oth<text:line-break/>uso gratuito<text:line-break/>ships-7846328_1280.png<text:line-break/>pixabay<text:line-break/>10/6/24<text:line-break/>Imagen de &lt;a href="https://pixabay.com/es/users/dueg-oth-34165349/?utm_source=link-attribution&amp;utm_medium=referral&amp;utm_campaign=image&amp;utm_content=7846328"&gt;OTH Amberg-Weiden&lt;/a&gt; en &lt;a href="https://pixabay.com/es//?utm_source=link-attribution&amp;utm_medium=referral&amp;utm_campaign=image&amp;utm_content=7846328"&gt;Pixabay&lt;/a&gt;</text:span><draw:frame draw:style-name="fr1" draw:name="Imagen1" text:anchor-type="char" svg:width="4.974cm" svg:height="0.953cm" draw:z-index="0"><draw:image xlink:href="Pictures/10000001000000EB0000002D4823044C.png" xlink:type="simple" xlink:show="embed" xlink:actuate="onLoad" draw:mime-type="image/png"/></draw:frame><text:line-break/><text:line-break/><text:line-break/><text:span text:style-name="T80">ICONO SOL CON NUBE<text:line-break/><text:line-break/></text:span><text:a xlink:type="simple" xlink:href="https://pixabay.com/es/vectors/nublado-sol-tiempo-pronóstico-7098481/" text:style-name="Internet_20_link" text:visited-style-name="Visited_20_Internet_20_Link"><text:span text:style-name="T80">https://pixabay.com/es/vectors/nublado-sol-tiempo-pron%C3%B3stico-7098481/</text:span></text:a></text:p>
      <text:p text:style-name="P107">Imagen de &lt;a href="https://pixabay.com/es/users/inspire-studio-22128832/?utm_source=link-attribution&amp;utm_medium=referral&amp;utm_campaign=image&amp;utm_content=7098481"&gt;J S&lt;/a&gt; en &lt;a href="<text:a xlink:type="simple" xlink:href="https://pixabay.com/es//?utm_source=link-attribution&amp;utm_medium=referral&amp;utm_campaign=image&amp;utm_content=7098481" text:style-name="Internet_20_link" text:visited-style-name="Visited_20_Internet_20_Link">https://pixabay.com/es//?utm_source=link-attribution&amp;utm_medium=referral&amp;utm_campaign=image&amp;utm_content=7098481</text:a>"&gt;Pixabay&lt;/a&gt;</text:p>
      <text:p text:style-name="P108">autor: inspire-studio</text:p>
      <text:p text:style-name="P108">11/6/24</text:p>
      <text:p text:style-name="P108">PIXABAY</text:p>
      <text:p text:style-name="P108"/>
      <text:p text:style-name="P109">TODO MODIFICAR INTENTOS FALLIDOS, SIEMPRE SALE 0</text:p>
      <text:p text:style-name="P109"/>
      <text:p text:style-name="P109"><text:soft-page-break/></text:p>
      <text:p text:style-name="P110">ICONO OSITO DE PELUCHE</text:p>
      <text:p text:style-name="P110"/>
      <text:p text:style-name="P110">&lt;a href="https://www.freepik.es/icono/oso-peluche_2325717#fromView=search&amp;page=2&amp;position=30&amp;uuid=cd7b2dae-2b2b-4f86-9298-9ba11ba177e2"&gt;Icono de Vitaly Gorbachev&lt;/a&gt;V</text:p>
      <text:p text:style-name="P110"/>
      <text:p text:style-name="P110">VITALY GORBACHEV<text:line-break/> 12/624<text:line-break/>FREEPIK</text:p>
      <text:p text:style-name="P111">LICENCIA PNG GRATIS<text:line-break/><text:a xlink:type="simple" xlink:href="https://www.freepik.es/icono/oso-peluche_2325717#fromView=search&amp;page=2&amp;position=30&amp;uuid=cd7b2dae-2b2b-4f86-9298-9ba11ba177e2" text:style-name="Internet_20_link" text:visited-style-name="Visited_20_Internet_20_Link">https://www.freepik.es/icono/oso-peluche_2325717#fromView=search&amp;page=2&amp;position=30&amp;uuid=cd7b2dae-2b2b-4f86-9298-9ba11ba177e2</text:a></text:p>
      <text:p text:style-name="P111"/>
      <text:p text:style-name="P111"/>
      <text:p text:style-name="P112">TODO</text:p>
      <text:list text:style-name="L2">
        <text:list-item>
          <text:p text:style-name="P113"><text:line-break/><text:span text:style-name="T81">FALTA AÑADIR PARTE DE PROFESOR</text:span></text:p>
          <text:p text:style-name="P113"><text:span text:style-name="T81"/></text:p>
        </text:list-item>
        <text:list-item>
          <text:p text:style-name="P114"><text:span text:style-name="T81">F</text:span><text:span text:style-name="T82">ALTA ARREGLAR QUE LA BASE DE DATOS PUEDA AÑADIR MAS USUARIOS POR TEMA DE CLAVE PRIMARIA</text:span></text:p>
          <text:p text:style-name="P114"><text:span text:style-name="T82"/></text:p>
        </text:list-item>
        <text:list-item>
          <text:p text:style-name="P115">FALTA AÑADIR MOSTRAR ESTADISTICAS TANTO PARA ALUMNO COMO PARA PROFESOR</text:p>
          <text:p text:style-name="P114"><text:span text:style-name="T82"/></text:p>
        </text:list-item>
        <text:list-item>
          <text:p text:style-name="P115">FALTA MEJORAR CIERRE DE SESION: EN PROFESOR NO SE ALMACENA EL ITEM EN LOCALSTORAGE</text:p>
          <text:p text:style-name="P114"><text:span text:style-name="T82"/></text:p>
        </text:list-item>
        <text:list-item>
          <text:p text:style-name="P115">FALTA AÑADIR LOS AUDIOS</text:p>
          <text:p text:style-name="P114"><text:span text:style-name="T82"/></text:p>
        </text:list-item>
        <text:list-item>
          <text:p text:style-name="P115">FALTA QUE SEA RESPONSIVE</text:p>
          <text:p text:style-name="P114"><text:span text:style-name="T82"/></text:p>
        </text:list-item>
        <text:list-item>
          <text:p text:style-name="P116">FALTA ALMACENAR LA INFORMACION DE LAS PARTIDAS (JSON) EN LA BASE DE DATOS</text:p>
          <text:p text:style-name="P117"><text:span text:style-name="T82"/></text:p>
          <text:p text:style-name="P117"><text:span text:style-name="T82"/></text:p>
        </text:list-item>
        <text:list-item>
          <text:p text:style-name="P116">FALTA VER COMO ALMACENARLO EN UN HOSTING</text:p>
          <text:p text:style-name="P117"><text:span text:style-name="T82"/></text:p>
        </text:list-item>
        <text:list-item>
          <text:p text:style-name="P116">FALTA CIFRAR LA INFORMACION DE LOS ALUMNOS</text:p>
          <text:p text:style-name="P117"><text:span text:style-name="T82"/></text:p>
        </text:list-item>
        <text:list-item>
          <text:p text:style-name="P116">FALTA FORMULARIO DE CONTACTO</text:p>
          <text:p text:style-name="P117"><text:span text:style-name="T82"/></text:p>
        </text:list-item>
        <text:list-item>
          <text:p text:style-name="P116">FALTA RETOCAR EL RETO 1, TIENE CAMBIOS DE COLOR QUE NO FUNCIONAN BIEN</text:p>
          <text:p text:style-name="P117"><text:span text:style-name="T82"/></text:p>
        </text:list-item>
        <text:list-item>
          <text:p text:style-name="P116">FALTA ARREGLAR AÑADIR , ELIMINAR Y MODIFICAR ALUMNO DESDE PROFESOR</text:p>
        </text:list-item>
        <text:list-item>
          <text:p text:style-name="P116">Y QUE CUANDO SE REALICE ALGUNA DE ESAS ACCIONES SE MUESTRE UN MENSAJE <text:s/>TIPO” SE HA AÑADIDO “ X ALUMNO”</text:p>
          <text:p text:style-name="P117"><text:span text:style-name="T82"/></text:p>
        </text:list-item>
        <text:list-item>
          <text:p text:style-name="P118"><text:soft-page-break/>FALTA MEJORAR LAS ILUSTRACIONES<text:line-break/></text:p>
        </text:list-item>
        <text:list-item>
          <text:p text:style-name="P119">FALTA <text:s/>RETOCAR LA ENTIDAD RELACION DE LA MEMORIA</text:p>
        </text:list-item>
      </text:list>
      <text:p text:style-name="P120"><text:span text:style-name="T82"/></text:p>
      <text:list text:continue-numbering="true" text:style-name="L2">
        <text:list-header>
          <text:p text:style-name="P117"><text:span text:style-name="T82"/></text:p>
          <text:p text:style-name="P117"><text:span text:style-name="T82"/></text:p>
          <text:p text:style-name="P113"><text:line-break/><text:line-break/></text:p>
          <text:p text:style-name="P121"><text:span text:style-name="T81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2T18:28:45.013000000</meta:creation-date>
    <dc:date>2024-10-23T19:42:30.323000000</dc:date>
    <meta:editing-duration>P2DT10H4M19S</meta:editing-duration>
    <meta:editing-cycles>101</meta:editing-cycles>
    <meta:generator>LibreOffice/24.8.2.1$Windows_X86_64 LibreOffice_project/0f794b6e29741098670a3b95d60478a65d05ef13</meta:generator>
    <meta:document-statistic meta:table-count="1" meta:image-count="1" meta:object-count="0" meta:page-count="10" meta:paragraph-count="263" meta:word-count="1281" meta:character-count="8509" meta:non-whitespace-character-count="7399"/>
  </office:meta>
</office:document-meta>
</file>